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1.13mm"/>
    </style:style>
    <style:style style:name="co12" style:family="table-column">
      <style:table-column-properties fo:break-before="auto" style:column-width="17.69mm"/>
    </style:style>
    <style:style style:name="co13" style:family="table-column">
      <style:table-column-properties fo:break-before="auto" style:column-width="25.05mm"/>
    </style:style>
    <style:style style:name="co14" style:family="table-column">
      <style:table-column-properties fo:break-before="auto" style:column-width="14.69mm"/>
    </style:style>
    <style:style style:name="co15" style:family="table-column">
      <style:table-column-properties fo:break-before="auto" style:column-width="162.12mm"/>
    </style:style>
    <style:style style:name="co16" style:family="table-column">
      <style:table-column-properties fo:break-before="auto" style:column-width="147.41mm"/>
    </style:style>
    <style:style style:name="co17" style:family="table-column">
      <style:table-column-properties fo:break-before="auto" style:column-width="143.05mm"/>
    </style:style>
    <style:style style:name="co18" style:family="table-column">
      <style:table-column-properties fo:break-before="auto" style:column-width="27.5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4.23mm"/>
    </style:style>
    <style:style style:name="co21" style:family="table-column">
      <style:table-column-properties fo:break-before="auto" style:column-width="142.79mm"/>
    </style:style>
    <style:style style:name="co22" style:family="table-column">
      <style:table-column-properties fo:break-before="auto" style:column-width="155.31mm"/>
    </style:style>
    <style:style style:name="co23" style:family="table-column">
      <style:table-column-properties fo:break-before="auto" style:column-width="162.38mm"/>
    </style:style>
    <style:style style:name="co24" style:family="table-column">
      <style:table-column-properties fo:break-before="auto" style:column-width="14.78mm"/>
    </style:style>
    <style:style style:name="co25" style:family="table-column">
      <style:table-column-properties fo:break-before="auto" style:column-width="149.05mm"/>
    </style:style>
    <style:style style:name="co26" style:family="table-column">
      <style:table-column-properties fo:break-before="auto" style:column-width="20.78mm"/>
    </style:style>
    <style:style style:name="co27" style:family="table-column">
      <style:table-column-properties fo:break-before="auto" style:column-width="21.04mm"/>
    </style:style>
    <style:style style:name="co28" style:family="table-column">
      <style:table-column-properties fo:break-before="auto" style:column-width="16.14mm"/>
    </style:style>
    <style:style style:name="co29" style:family="table-column">
      <style:table-column-properties fo:break-before="auto" style:column-width="23.95mm"/>
    </style:style>
    <style:style style:name="co30" style:family="table-column">
      <style:table-column-properties fo:break-before="auto" style:column-width="32.67mm"/>
    </style:style>
    <style:style style:name="co31" style:family="table-column">
      <style:table-column-properties fo:break-before="auto" style:column-width="15.52mm"/>
    </style:style>
    <style:style style:name="co32" style:family="table-column">
      <style:table-column-properties fo:break-before="auto" style:column-width="16.88mm"/>
    </style:style>
    <style:style style:name="co33" style:family="table-column">
      <style:table-column-properties fo:break-before="auto" style:column-width="17.15mm"/>
    </style:style>
    <style:style style:name="co34" style:family="table-column">
      <style:table-column-properties fo:break-before="auto" style:column-width="17.43mm"/>
    </style:style>
    <style:style style:name="co35" style:family="table-column">
      <style:table-column-properties fo:break-before="auto" style:column-width="16.97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36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 style:data-style-name="N111">
      <style:table-cell-properties fo:border-bottom="none" fo:border-left="0.06pt solid #000000" fo:border-right="0.06pt solid #000000" fo:border-top="none"/>
    </style:style>
    <style:style style:name="ce12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3" style:family="table-cell" style:parent-style-name="Default" style:data-style-name="N111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16" style:family="table-cell" style:parent-style-name="Default" style:data-style-name="N111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4" style:family="table-cell" style:parent-style-name="Default" style:data-style-name="N100">
      <style:table-cell-properties fo:border-bottom="none" fo:border-left="0.06pt solid #000000" fo:border-right="0.06pt solid #000000" fo:border-top="none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100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order="0.06pt solid #000000"/>
    </style:style>
    <style:style style:name="ce18" style:family="table-cell" style:parent-style-name="Default" style:data-style-name="N100">
      <style:table-cell-properties fo:border="non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00">
      <style:table-cell-properties fo:border="0.06pt solid #000000"/>
    </style:style>
    <style:style style:name="ce21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22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24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25" style:family="table-cell" style:parent-style-name="Default" style:data-style-name="N111">
      <style:table-cell-properties fo:border-bottom="0.06pt solid #000000" fo:border-left="0.06pt solid #000000" fo:border-right="none" fo:border-top="none"/>
    </style:style>
    <style:style style:name="ce26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11"/>
    <style:style style:name="ce28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30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3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6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2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42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43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89" style:family="table-cell" style:parent-style-name="Default">
      <style:table-cell-properties fo:border-bottom="none" fo:border-left="0.06pt solid #000000" fo:border-right="0.06pt solid #000000" fo:border-top="none"/>
    </style:style>
    <style:style style:name="ce9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1" style:family="table-cell" style:parent-style-name="Default">
      <style:table-cell-properties fo:wrap-option="wrap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3" style:family="table-cell" style:parent-style-name="Default" style:data-style-name="N100">
      <style:table-cell-properties fo:border-bottom="none" fo:border-left="0.06pt solid #000000" fo:border-right="0.06pt solid #000000" fo:border-top="none"/>
    </style:style>
    <style:style style:name="ce94" style:family="table-cell" style:parent-style-name="Default" style:data-style-name="N100">
      <style:table-cell-properties fo:border-bottom="0.06pt solid #000000" fo:border-left="0.06pt solid #000000" fo:border-right="0.06pt solid #000000" fo:border-top="none"/>
    </style:style>
    <style:style style:name="ce95" style:family="table-cell" style:parent-style-name="Default">
      <style:table-cell-properties fo:wrap-option="wrap" fo:border="0.06pt solid #000000"/>
    </style:style>
    <style:style style:name="ce9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97" style:family="table-cell" style:parent-style-name="Default" style:data-style-name="N111">
      <style:table-cell-properties fo:border-bottom="none" fo:border-left="0.06pt solid #000000" fo:border-right="0.06pt solid #000000" fo:border-top="none"/>
    </style:style>
    <style:style style:name="ce98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99" style:family="table-cell" style:parent-style-name="Default" style:data-style-name="N111">
      <style:table-cell-properties fo:border-bottom="0.06pt solid #000000" fo:border-left="0.06pt solid #000000" fo:border-right="0.06pt solid #000000" fo:border-top="none"/>
    </style:style>
    <style:style style:name="ce100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01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102" style:family="table-cell" style:parent-style-name="Default" style:data-style-name="N111">
      <style:table-cell-properties fo:border-bottom="none" fo:border-left="0.06pt solid #000000" fo:border-right="0.06pt solid #000000" fo:border-top="0.06pt solid #000000"/>
    </style:style>
    <style:style style:name="ce10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104" style:family="table-cell" style:parent-style-name="Default" style:data-style-name="N100">
      <style:table-cell-properties fo:border="none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 style:data-style-name="N100">
      <style:table-cell-properties fo:border="0.06pt solid #000000"/>
    </style:style>
    <style:style style:name="ce107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08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109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10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111" style:family="table-cell" style:parent-style-name="Default" style:data-style-name="N111">
      <style:table-cell-properties fo:border-bottom="0.06pt solid #000000" fo:border-left="0.06pt solid #000000" fo:border-right="none" fo:border-top="none"/>
    </style:style>
    <style:style style:name="ce112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13" style:family="table-cell" style:parent-style-name="Default" style:data-style-name="N111"/>
    <style:style style:name="ce114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11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116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117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rst-K-plot" table:style-name="ta1">
        <table:table-column table:style-name="co1" table:default-cell-style-name="Default"/>
        <table:table-column table:style-name="co27" table:default-cell-style-name="ce32"/>
        <table:table-column table:style-name="co28" table:number-columns-repeated="2" table:default-cell-style-name="ce32"/>
        <table:table-column table:style-name="co29" table:default-cell-style-name="ce32"/>
        <table:table-column table:style-name="co30" table:default-cell-style-name="ce35"/>
        <table:table-column table:style-name="co31" table:default-cell-style-name="ce42"/>
        <table:table-column table:style-name="co32" table:default-cell-style-name="ce42"/>
        <table:table-column table:style-name="co33" table:default-cell-style-name="ce42"/>
        <table:table-column table:style-name="co34" table:number-columns-repeated="2" table:default-cell-style-name="ce42"/>
        <table:table-column table:style-name="co1" table:default-cell-style-name="Default"/>
        <table:table-column table:style-name="co35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5" table:default-cell-style-name="Default"/>
        <table:table-row table:style-name="ro1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ce74" office:value-type="string" calcext:value-type="string" table:number-columns-spanned="1" table:number-rows-spanned="2">
            <text:p>Benchmark</text:p>
          </table:table-cell>
          <table:table-cell table:style-name="ce74" office:value-type="string" calcext:value-type="string" table:number-columns-spanned="3" table:number-rows-spanned="1">
            <text:p>Runtime</text:p>
          </table:table-cell>
          <table:covered-table-cell table:number-columns-repeated="2" table:style-name="ce74"/>
          <table:table-cell table:style-name="ce74" office:value-type="string" calcext:value-type="string" table:number-columns-spanned="1" table:number-rows-spanned="2">
            <text:p>Scheme</text:p>
          </table:table-cell>
          <table:table-cell table:style-name="ce84" office:value-type="string" calcext:value-type="string" table:number-columns-spanned="5" table:number-rows-spanned="1">
            <text:p>K</text:p>
          </table:table-cell>
          <table:covered-table-cell table:number-columns-repeated="4" table:style-name="ce84"/>
          <table:table-cell table:number-columns-repeated="6"/>
        </table:table-row>
        <table:table-row table:style-name="ro3">
          <table:table-cell/>
          <table:covered-table-cell table:style-name="ce74"/>
          <table:table-cell table:style-name="ce74" office:value-type="string" calcext:value-type="string">
            <text:p>Serial</text:p>
          </table:table-cell>
          <table:table-cell table:style-name="ce74" office:value-type="string" calcext:value-type="string">
            <text:p>OpenMP</text:p>
          </table:table-cell>
          <table:table-cell table:style-name="ce74" office:value-type="string" calcext:value-type="string">
            <text:p>Maximum speedup</text:p>
          </table:table-cell>
          <table:covered-table-cell table:style-name="ce74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1" table:number-rows-spanned="5">
            <text:p>BT</text:p>
          </table:table-cell>
          <table:table-cell table:style-name="ce17" table:number-columns-spanned="1" table:number-rows-spanned="5"/>
          <table:table-cell table:style-name="ce17" table:number-columns-spanned="1" table:number-rows-spanned="5"/>
          <table:table-cell table:style-name="ce17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41" table:number-columns-repeated="5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Filter</text:p>
          </table:table-cell>
          <table:table-cell table:number-columns-repeated="11"/>
        </table:table-row>
        <table:table-row table:style-name="ro5">
          <table:table-cell/>
          <table:covered-table-cell table:number-columns-repeated="4"/>
          <table:table-cell office:value-type="string" calcext:value-type="string">
            <text:p>Filter/Profile Speedup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Profile/Serial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table:style-name="ce36" office:value-type="string" calcext:value-type="string">
            <text:p>Filter/Serial</text:p>
          </table:table-cell>
          <table:table-cell table:number-columns-repeated="11"/>
        </table:table-row>
        <table:table-row table:style-name="ro1">
          <table:table-cell/>
          <table:table-cell table:style-name="ce17" office:value-type="string" calcext:value-type="string" table:number-columns-spanned="1" table:number-rows-spanned="5">
            <text:p>CG</text:p>
          </table:table-cell>
          <table:table-cell table:style-name="ce17" table:number-columns-spanned="1" table:number-rows-spanned="5"/>
          <table:table-cell table:style-name="ce17" table:number-columns-spanned="1" table:number-rows-spanned="5"/>
          <table:table-cell table:style-name="ce17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41" table:number-columns-repeated="5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Filter</text:p>
          </table:table-cell>
          <table:table-cell table:number-columns-repeated="11"/>
        </table:table-row>
        <table:table-row table:style-name="ro5">
          <table:table-cell/>
          <table:covered-table-cell table:number-columns-repeated="4"/>
          <table:table-cell office:value-type="string" calcext:value-type="string">
            <text:p>Filter/Profile Speedup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Profile/Serial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table:style-name="ce36" office:value-type="string" calcext:value-type="string">
            <text:p>Filter/Serial</text:p>
          </table:table-cell>
          <table:table-cell table:style-name="ce43" table:number-columns-repeated="5"/>
          <table:table-cell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1" table:number-rows-spanned="5">
            <text:p>DC</text:p>
          </table:table-cell>
          <table:table-cell table:style-name="ce17" table:number-columns-spanned="1" table:number-rows-spanned="5"/>
          <table:table-cell table:style-name="ce17" table:number-columns-spanned="1" table:number-rows-spanned="5"/>
          <table:table-cell table:style-name="ce17" table:number-columns-spanned="1" table:number-rows-spanned="5"/>
          <table:table-cell table:style-name="ce37" office:value-type="string" calcext:value-type="string">
            <text:p>Profile</text:p>
          </table:table-cell>
          <table:table-cell table:style-name="ce41" table:number-columns-repeated="5"/>
          <table:table-cell table:number-columns-repeated="6"/>
        </table:table-row>
        <table:table-row table:style-name="ro1">
          <table:table-cell/>
          <table:covered-table-cell table:number-columns-repeated="4"/>
          <table:table-cell table:style-name="ce38" office:value-type="string" calcext:value-type="string">
            <text:p>Filter</text:p>
          </table:table-cell>
          <table:table-cell table:number-columns-repeated="11"/>
        </table:table-row>
        <table:table-row table:style-name="ro5">
          <table:table-cell/>
          <table:covered-table-cell table:number-columns-repeated="4"/>
          <table:table-cell table:style-name="ce38" office:value-type="string" calcext:value-type="string">
            <text:p>Filter/Profile Speedup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table:style-name="ce38" office:value-type="string" calcext:value-type="string">
            <text:p>Profile/Serial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table:style-name="ce39" office:value-type="string" calcext:value-type="string">
            <text:p>Filter/Serial</text:p>
          </table:table-cell>
          <table:table-cell table:style-name="ce43" table:number-columns-repeated="5"/>
          <table:table-cell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1" table:number-rows-spanned="5">
            <text:p>EP</text:p>
          </table:table-cell>
          <table:table-cell table:style-name="ce17" table:number-columns-spanned="1" table:number-rows-spanned="5"/>
          <table:table-cell table:style-name="ce17" table:number-columns-spanned="1" table:number-rows-spanned="5"/>
          <table:table-cell table:style-name="ce17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41" table:number-columns-repeated="5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Filter</text:p>
          </table:table-cell>
          <table:table-cell table:number-columns-repeated="11"/>
        </table:table-row>
        <table:table-row table:style-name="ro5">
          <table:table-cell/>
          <table:covered-table-cell table:number-columns-repeated="4"/>
          <table:table-cell office:value-type="string" calcext:value-type="string">
            <text:p>Filter/Profile Speedup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Profile/Serial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table:style-name="ce36" office:value-type="string" calcext:value-type="string">
            <text:p>Filter/Serial</text:p>
          </table:table-cell>
          <table:table-cell table:style-name="ce43" table:number-columns-repeated="5"/>
          <table:table-cell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1" table:number-rows-spanned="5">
            <text:p>FT</text:p>
          </table:table-cell>
          <table:table-cell table:style-name="ce17" table:number-columns-spanned="1" table:number-rows-spanned="5"/>
          <table:table-cell table:style-name="ce17" table:number-columns-spanned="1" table:number-rows-spanned="5"/>
          <table:table-cell table:style-name="ce17" table:number-columns-spanned="1" table:number-rows-spanned="5"/>
          <table:table-cell table:style-name="ce34" office:value-type="string" calcext:value-type="string">
            <text:p>Profile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Filter</text:p>
          </table:table-cell>
          <table:table-cell table:number-columns-repeated="11"/>
        </table:table-row>
        <table:table-row table:style-name="ro5">
          <table:table-cell/>
          <table:covered-table-cell table:number-columns-repeated="4"/>
          <table:table-cell office:value-type="string" calcext:value-type="string">
            <text:p>Filter/Profile Speedup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Profile/Serial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table:style-name="ce36" office:value-type="string" calcext:value-type="string">
            <text:p>Filter/Serial</text:p>
          </table:table-cell>
          <table:table-cell table:number-columns-repeated="11"/>
        </table:table-row>
        <table:table-row table:style-name="ro1">
          <table:table-cell/>
          <table:table-cell table:style-name="ce17" office:value-type="string" calcext:value-type="string" table:number-columns-spanned="1" table:number-rows-spanned="5">
            <text:p>IS</text:p>
          </table:table-cell>
          <table:table-cell table:style-name="ce17" table:number-columns-spanned="1" table:number-rows-spanned="5"/>
          <table:table-cell table:style-name="ce17" table:number-columns-spanned="1" table:number-rows-spanned="5"/>
          <table:table-cell table:style-name="ce17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41" table:number-columns-repeated="5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Filter</text:p>
          </table:table-cell>
          <table:table-cell table:number-columns-repeated="11"/>
        </table:table-row>
        <table:table-row table:style-name="ro5">
          <table:table-cell/>
          <table:covered-table-cell table:number-columns-repeated="4"/>
          <table:table-cell office:value-type="string" calcext:value-type="string">
            <text:p>Filter/Profile Speedup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Profile/Serial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table:style-name="ce36" office:value-type="string" calcext:value-type="string">
            <text:p>Filter/Serial</text:p>
          </table:table-cell>
          <table:table-cell table:style-name="ce43" table:number-columns-repeated="5"/>
          <table:table-cell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1" table:number-rows-spanned="5">
            <text:p>LU</text:p>
          </table:table-cell>
          <table:table-cell table:style-name="ce17" table:number-columns-spanned="1" table:number-rows-spanned="5"/>
          <table:table-cell table:style-name="ce17" table:number-columns-spanned="1" table:number-rows-spanned="5"/>
          <table:table-cell table:style-name="ce17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41" table:number-columns-repeated="5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Filter</text:p>
          </table:table-cell>
          <table:table-cell table:number-columns-repeated="11"/>
        </table:table-row>
        <table:table-row table:style-name="ro5">
          <table:table-cell/>
          <table:covered-table-cell table:number-columns-repeated="4"/>
          <table:table-cell office:value-type="string" calcext:value-type="string">
            <text:p>Filter/Profile Speedup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Profile/Serial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table:style-name="ce36" office:value-type="string" calcext:value-type="string">
            <text:p>Filter/Serial</text:p>
          </table:table-cell>
          <table:table-cell table:style-name="ce43" table:number-columns-repeated="5"/>
          <table:table-cell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1" table:number-rows-spanned="5">
            <text:p>MG</text:p>
          </table:table-cell>
          <table:table-cell table:style-name="ce17" table:number-columns-spanned="1" table:number-rows-spanned="5"/>
          <table:table-cell table:style-name="ce17" table:number-columns-spanned="1" table:number-rows-spanned="5"/>
          <table:table-cell table:style-name="ce17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41" table:number-columns-repeated="5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Filter</text:p>
          </table:table-cell>
          <table:table-cell table:number-columns-repeated="11"/>
        </table:table-row>
        <table:table-row table:style-name="ro5">
          <table:table-cell/>
          <table:covered-table-cell table:number-columns-repeated="4"/>
          <table:table-cell office:value-type="string" calcext:value-type="string">
            <text:p>Filter/Profile Speedup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Profile/Serial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table:style-name="ce36" office:value-type="string" calcext:value-type="string">
            <text:p>Filter/Serial</text:p>
          </table:table-cell>
          <table:table-cell table:style-name="ce43" table:number-columns-repeated="5"/>
          <table:table-cell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1" table:number-rows-spanned="5">
            <text:p>SP</text:p>
          </table:table-cell>
          <table:table-cell table:style-name="ce17" table:number-columns-spanned="1" table:number-rows-spanned="5"/>
          <table:table-cell table:style-name="ce17" table:number-columns-spanned="1" table:number-rows-spanned="5"/>
          <table:table-cell table:style-name="ce17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41" table:number-columns-repeated="5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Filter</text:p>
          </table:table-cell>
          <table:table-cell table:number-columns-repeated="11"/>
        </table:table-row>
        <table:table-row table:style-name="ro5">
          <table:table-cell/>
          <table:covered-table-cell table:number-columns-repeated="4"/>
          <table:table-cell office:value-type="string" calcext:value-type="string">
            <text:p>Filter/Profile Speedup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Profile/Serial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table:style-name="ce36" office:value-type="string" calcext:value-type="string">
            <text:p>Filter/Serial</text:p>
          </table:table-cell>
          <table:table-cell table:style-name="ce43" table:number-columns-repeated="5"/>
          <table:table-cell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1" table:number-rows-spanned="5">
            <text:p>UA</text:p>
          </table:table-cell>
          <table:table-cell table:style-name="ce17" table:number-columns-spanned="1" table:number-rows-spanned="5"/>
          <table:table-cell table:style-name="ce17" table:number-columns-spanned="1" table:number-rows-spanned="5"/>
          <table:table-cell table:style-name="ce17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41" table:number-columns-repeated="5"/>
          <table:table-cell table:number-columns-repeated="6"/>
        </table:table-row>
        <table:table-row table:style-name="ro1">
          <table:table-cell/>
          <table:covered-table-cell table:number-columns-repeated="4" table:style-name="ce33"/>
          <table:table-cell office:value-type="string" calcext:value-type="string">
            <text:p>Filter</text:p>
          </table:table-cell>
          <table:table-cell table:style-name="ce89" table:number-columns-repeated="5"/>
          <table:table-cell table:number-columns-repeated="6"/>
        </table:table-row>
        <table:table-row table:style-name="ro5">
          <table:table-cell/>
          <table:covered-table-cell table:number-columns-repeated="4" table:style-name="ce33"/>
          <table:table-cell office:value-type="string" calcext:value-type="string">
            <text:p>Filter/Profile Speedup</text:p>
          </table:table-cell>
          <table:table-cell table:style-name="ce89" table:number-columns-repeated="5"/>
          <table:table-cell table:number-columns-repeated="6"/>
        </table:table-row>
        <table:table-row table:style-name="ro1">
          <table:table-cell/>
          <table:covered-table-cell table:number-columns-repeated="4" table:style-name="ce33"/>
          <table:table-cell office:value-type="string" calcext:value-type="string">
            <text:p>Profile/Serial</text:p>
          </table:table-cell>
          <table:table-cell table:style-name="ce89" table:number-columns-repeated="5"/>
          <table:table-cell table:number-columns-repeated="6"/>
        </table:table-row>
        <table:table-row table:style-name="ro1">
          <table:table-cell/>
          <table:covered-table-cell table:number-columns-repeated="4" table:style-name="ce33"/>
          <table:table-cell table:style-name="ce36" office:value-type="string" calcext:value-type="string">
            <text:p>Filter/Serial</text:p>
          </table:table-cell>
          <table:table-cell table:style-name="ce90" table:number-columns-repeated="5"/>
          <table:table-cell table:number-columns-repeated="6"/>
        </table:table-row>
        <table:table-row table:style-name="ro1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ce74" office:value-type="string" calcext:value-type="string" table:number-columns-spanned="1" table:number-rows-spanned="2">
            <text:p>Benchmark</text:p>
          </table:table-cell>
          <table:table-cell table:style-name="ce74" office:value-type="string" calcext:value-type="string" table:number-columns-spanned="3" table:number-rows-spanned="1">
            <text:p>Runtime</text:p>
          </table:table-cell>
          <table:covered-table-cell table:number-columns-repeated="2" table:style-name="ce74"/>
          <table:table-cell table:style-name="ce74" office:value-type="string" calcext:value-type="string" table:number-columns-spanned="1" table:number-rows-spanned="2">
            <text:p>Scheme</text:p>
          </table:table-cell>
          <table:table-cell table:style-name="ce84" office:value-type="string" calcext:value-type="string" table:number-columns-spanned="5" table:number-rows-spanned="1">
            <text:p>K</text:p>
          </table:table-cell>
          <table:covered-table-cell table:number-columns-repeated="4" table:style-name="ce84"/>
          <table:table-cell table:number-columns-repeated="6"/>
        </table:table-row>
        <table:table-row table:style-name="ro5">
          <table:table-cell/>
          <table:covered-table-cell table:style-name="ce74"/>
          <table:table-cell table:style-name="ce74" office:value-type="string" calcext:value-type="string">
            <text:p>Serial</text:p>
          </table:table-cell>
          <table:table-cell table:style-name="ce74" office:value-type="string" calcext:value-type="string">
            <text:p>OpenMP</text:p>
          </table:table-cell>
          <table:table-cell table:style-name="ce74" office:value-type="string" calcext:value-type="string">
            <text:p>Maximum speedup</text:p>
          </table:table-cell>
          <table:covered-table-cell table:style-name="ce74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BT</text:p>
          </table:table-cell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41" table:number-columns-repeated="5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2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3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table:style-name="ce36" office:value-type="string" calcext:value-type="string">
            <text:p>average</text:p>
          </table:table-cell>
          <table:table-cell table:number-columns-repeated="11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CG</text:p>
          </table:table-cell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41" table:number-columns-repeated="5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2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3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verage</text:p>
          </table:table-cell>
          <table:table-cell table:number-columns-repeated="11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DC</text:p>
          </table:table-cell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41" table:number-columns-repeated="5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2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3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verage</text:p>
          </table:table-cell>
          <table:table-cell table:number-columns-repeated="11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EP</text:p>
          </table:table-cell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41" table:number-columns-repeated="5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2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3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verage</text:p>
          </table:table-cell>
          <table:table-cell table:number-columns-repeated="11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FT</text:p>
          </table:table-cell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34" office:value-type="string" calcext:value-type="string">
            <text:p>#1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2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3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verage</text:p>
          </table:table-cell>
          <table:table-cell table:number-columns-repeated="11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IS</text:p>
          </table:table-cell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41" table:number-columns-repeated="5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2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3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verage</text:p>
          </table:table-cell>
          <table:table-cell table:number-columns-repeated="11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LU</text:p>
          </table:table-cell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41" table:number-columns-repeated="5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2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3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verage</text:p>
          </table:table-cell>
          <table:table-cell table:number-columns-repeated="11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MG</text:p>
          </table:table-cell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41" table:number-columns-repeated="5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2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3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verage</text:p>
          </table:table-cell>
          <table:table-cell table:number-columns-repeated="11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SP</text:p>
          </table:table-cell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41" table:number-columns-repeated="5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2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3</text:p>
          </table:table-cell>
          <table:table-cell table:number-columns-repeated="11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verage</text:p>
          </table:table-cell>
          <table:table-cell table:number-columns-repeated="11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UA</text:p>
          </table:table-cell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41" table:number-columns-repeated="5"/>
          <table:table-cell table:number-columns-repeated="6"/>
        </table:table-row>
        <table:table-row table:style-name="ro1">
          <table:table-cell/>
          <table:covered-table-cell table:number-columns-repeated="4" table:style-name="ce33"/>
          <table:table-cell office:value-type="string" calcext:value-type="string">
            <text:p>#2</text:p>
          </table:table-cell>
          <table:table-cell table:style-name="ce89" table:number-columns-repeated="5"/>
          <table:table-cell table:number-columns-repeated="6"/>
        </table:table-row>
        <table:table-row table:style-name="ro1">
          <table:table-cell/>
          <table:covered-table-cell table:number-columns-repeated="4" table:style-name="ce33"/>
          <table:table-cell office:value-type="string" calcext:value-type="string">
            <text:p>#3</text:p>
          </table:table-cell>
          <table:table-cell table:style-name="ce89" table:number-columns-repeated="5"/>
          <table:table-cell table:number-columns-repeated="6"/>
        </table:table-row>
        <table:table-row table:style-name="ro1">
          <table:table-cell/>
          <table:covered-table-cell table:number-columns-repeated="4" table:style-name="ce33"/>
          <table:table-cell table:style-name="ce36" office:value-type="string" calcext:value-type="string">
            <text:p>average</text:p>
          </table:table-cell>
          <table:table-cell table:style-name="ce90" table:number-columns-repeated="5"/>
          <table:table-cell table:number-columns-repeated="6"/>
        </table:table-row>
      </table:table>
      <table:table table:name="developer-feedback" table:style-name="ta1">
        <table:table-column table:style-name="co1" table:default-cell-style-name="Default"/>
        <table:table-column table:style-name="co1" table:default-cell-style-name="ce93"/>
        <table:table-column table:style-name="co11" table:default-cell-style-name="ce93"/>
        <table:table-column table:style-name="co12" table:default-cell-style-name="ce89"/>
        <table:table-column table:style-name="co13" table:default-cell-style-name="ce89"/>
        <table:table-column table:style-name="co14" table:default-cell-style-name="ce89"/>
        <table:table-column table:style-name="co1" table:default-cell-style-name="ce89"/>
        <table:table-column table:style-name="co1" table:number-columns-repeated="3" table:default-cell-style-name="ce98"/>
        <table:table-column table:style-name="co1" table:default-cell-style-name="ce97"/>
        <table:table-column table:style-name="co1" table:number-columns-repeated="2" table:default-cell-style-name="ce98"/>
        <table:table-column table:style-name="co1" table:number-columns-repeated="1011" table:default-cell-style-name="Default"/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ce92" office:value-type="string" calcext:value-type="string" table:number-columns-spanned="1" table:number-rows-spanned="2">
            <text:p>Benchmark</text:p>
          </table:table-cell>
          <table:table-cell table:style-name="ce92" office:value-type="string" calcext:value-type="string" table:number-columns-spanned="1" table:number-rows-spanned="2">
            <text:p>Best ML Model</text:p>
          </table:table-cell>
          <table:table-cell table:style-name="ce92" office:value-type="string" calcext:value-type="string" table:number-columns-spanned="4" table:number-rows-spanned="1">
            <text:p>Loops number</text:p>
          </table:table-cell>
          <table:covered-table-cell table:number-columns-repeated="3" table:style-name="ce33"/>
          <table:table-cell table:style-name="ce92" office:value-type="string" calcext:value-type="string" table:number-columns-spanned="3" table:number-rows-spanned="1">
            <text:p>Running time (sec)</text:p>
          </table:table-cell>
          <table:covered-table-cell table:number-columns-repeated="2" table:style-name="ce33"/>
          <table:table-cell table:style-name="ce92" office:value-type="string" calcext:value-type="string" table:number-columns-spanned="3" table:number-rows-spanned="1">
            <text:p>Speedup (x times)</text:p>
          </table:table-cell>
          <table:covered-table-cell table:style-name="ce92"/>
          <table:covered-table-cell table:style-name="ce33"/>
          <table:table-cell table:number-columns-repeated="1011"/>
        </table:table-row>
        <table:table-row table:style-name="ro4">
          <table:table-cell table:style-name="ce91"/>
          <table:covered-table-cell table:number-columns-repeated="2" table:style-name="ce43"/>
          <table:table-cell table:style-name="ce95" office:value-type="string" calcext:value-type="string">
            <text:p>Runtime feedback (# loops)</text:p>
          </table:table-cell>
          <table:table-cell table:style-name="ce95" office:value-type="string" calcext:value-type="string">
            <text:p>PPar Filter Tool (# loops)</text:p>
          </table:table-cell>
          <table:table-cell table:style-name="ce95" office:value-type="string" calcext:value-type="string">
            <text:p>Critical loops num</text:p>
          </table:table-cell>
          <table:table-cell table:style-name="ce95" office:value-type="string" calcext:value-type="string">
            <text:p>Total OpenMP pragmas</text:p>
          </table:table-cell>
          <table:table-cell table:style-name="ce95" office:value-type="string" calcext:value-type="string">
            <text:p>Serial</text:p>
          </table:table-cell>
          <table:table-cell table:style-name="ce95" office:value-type="string" calcext:value-type="string">
            <text:p>OpenMP</text:p>
          </table:table-cell>
          <table:table-cell table:style-name="ce95" office:value-type="string" calcext:value-type="string">
            <text:p>Critical </text:p>
          </table:table-cell>
          <table:table-cell table:style-name="ce95" office:value-type="string" calcext:value-type="string">
            <text:p>Serial speedup</text:p>
          </table:table-cell>
          <table:table-cell table:style-name="ce95" office:value-type="string" calcext:value-type="string">
            <text:p>Maximum speedup</text:p>
          </table:table-cell>
          <table:table-cell table:style-name="ce95" office:value-type="string" calcext:value-type="string">
            <text:p>Archieved speedup</text:p>
          </table:table-cell>
          <table:table-cell table:style-name="ce91" table:number-columns-repeated="1011"/>
        </table:table-row>
        <table:table-row table:style-name="ro1">
          <table:table-cell/>
          <table:table-cell office:value-type="string" calcext:value-type="string">
            <text:p>BT</text:p>
          </table:table-cell>
          <table:table-cell office:value-type="string" calcext:value-type="string">
            <text:p>RFC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6" office:value-type="float" office:value="3" calcext:value-type="float">
            <text:p>3</text:p>
          </table:table-cell>
          <table:table-cell table:style-name="ce96" office:value-type="float" office:value="30" calcext:value-type="float">
            <text:p>30</text:p>
          </table:table-cell>
          <table:table-cell table:style-name="ce97" office:value-type="float" office:value="184.471333333333" calcext:value-type="float">
            <text:p>184.471</text:p>
          </table:table-cell>
          <table:table-cell table:style-name="ce101" office:value-type="float" office:value="57.362" calcext:value-type="float">
            <text:p>57.362</text:p>
          </table:table-cell>
          <table:table-cell table:style-name="ce101" office:value-type="float" office:value="56.2106666666667" calcext:value-type="float">
            <text:p>56.211</text:p>
          </table:table-cell>
          <table:table-cell table:style-name="ce102" table:formula="of:=[.H4]/[.H4]" office:value-type="float" office:value="1" calcext:value-type="float">
            <text:p>1.000</text:p>
          </table:table-cell>
          <table:table-cell table:formula="of:=[.H4]/[.I4]" office:value-type="float" office:value="3.21591529816486" calcext:value-type="float">
            <text:p>3.22</text:p>
          </table:table-cell>
          <table:table-cell table:formula="of:=[.H4]/[.J4]" office:value-type="float" office:value="3.28178518905071" calcext:value-type="float">
            <text:p>3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3.4183333333333" calcext:value-type="float">
            <text:p>73.42</text:p>
          </table:table-cell>
          <table:table-cell office:value-type="float" office:value="19.7696666666667" calcext:value-type="float">
            <text:p>19.77</text:p>
          </table:table-cell>
          <table:table-cell office:value-type="float" office:value="27.6493333333333" calcext:value-type="float">
            <text:p>27.65</text:p>
          </table:table-cell>
          <table:table-cell table:formula="of:=[.H5]/[.H5]" office:value-type="float" office:value="1" calcext:value-type="float">
            <text:p>1.000</text:p>
          </table:table-cell>
          <table:table-cell table:formula="of:=[.H5]/[.I5]" office:value-type="float" office:value="3.71368594985583" calcext:value-type="float">
            <text:p>3.71</text:p>
          </table:table-cell>
          <table:table-cell table:formula="of:=[.H5]/[.J5]" office:value-type="float" office:value="2.65533828422626" calcext:value-type="float">
            <text:p>2.6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string" calcext:value-type="string">
            <text:p>Non applicab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7" office:value-type="float" office:value="698.819333333333" calcext:value-type="float">
            <text:p>698.819</text:p>
          </table:table-cell>
          <table:table-cell table:style-name="ce101" office:value-type="float" office:value="254.294333333333" calcext:value-type="float">
            <text:p>254.294</text:p>
          </table:table-cell>
          <table:table-cell table:style-name="ce97" office:value-type="float" office:value="698.819333333333" calcext:value-type="float">
            <text:p>698.819</text:p>
          </table:table-cell>
          <table:table-cell table:formula="of:=[.H6]/[.H6]" office:value-type="float" office:value="1" calcext:value-type="float">
            <text:p>1.000</text:p>
          </table:table-cell>
          <table:table-cell table:formula="of:=[.H6]/[.I6]" office:value-type="float" office:value="2.74807277131618" calcext:value-type="float">
            <text:p>2.75</text:p>
          </table:table-cell>
          <table:table-cell table:formula="of:=[.H6]/[.J6]" office:value-type="float" office:value="1" calcext:value-type="float">
            <text:p>1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SVC / MLP / RFC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6.8096666666667" calcext:value-type="float">
            <text:p>36.81</text:p>
          </table:table-cell>
          <table:table-cell office:value-type="float" office:value="12.1333333333333" calcext:value-type="float">
            <text:p>12.13</text:p>
          </table:table-cell>
          <table:table-cell office:value-type="float" office:value="14.69" calcext:value-type="float">
            <text:p>14.69</text:p>
          </table:table-cell>
          <table:table-cell table:formula="of:=[.H8]/[.H8]" office:value-type="float" office:value="1" calcext:value-type="float">
            <text:p>1.000</text:p>
          </table:table-cell>
          <table:table-cell table:formula="of:=[.H8]/[.I8]" office:value-type="float" office:value="3.03376373626375" calcext:value-type="float">
            <text:p>3.03</text:p>
          </table:table-cell>
          <table:table-cell table:formula="of:=[.H8]/[.J8]" office:value-type="float" office:value="2.50576355797595" calcext:value-type="float">
            <text:p>2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99" office:value-type="float" office:value="4.74833333333333" calcext:value-type="float">
            <text:p>4.748</text:p>
          </table:table-cell>
          <table:table-cell table:style-name="ce101" office:value-type="float" office:value="1.34666666666667" calcext:value-type="float">
            <text:p>1.347</text:p>
          </table:table-cell>
          <table:table-cell table:style-name="ce101" office:value-type="float" office:value="2.695" calcext:value-type="float">
            <text:p>2.695</text:p>
          </table:table-cell>
          <table:table-cell table:formula="of:=[.H9]/[.H9]" office:value-type="float" office:value="1" calcext:value-type="float">
            <text:p>1.000</text:p>
          </table:table-cell>
          <table:table-cell table:formula="of:=[.H9]/[.I9]" office:value-type="float" office:value="3.52599009900989" calcext:value-type="float">
            <text:p>3.53</text:p>
          </table:table-cell>
          <table:table-cell table:formula="of:=[.H9]/[.J9]" office:value-type="float" office:value="1.76190476190476" calcext:value-type="float">
            <text:p>1.7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string" calcext:value-type="string">
            <text:p>SVC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string" calcext:value-type="string">
            <text:p>ML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.00833333333333" calcext:value-type="float">
            <text:p>5.01</text:p>
          </table:table-cell>
          <table:table-cell office:value-type="float" office:value="3.05233333333333" calcext:value-type="float">
            <text:p>3.05</text:p>
          </table:table-cell>
          <table:table-cell office:value-type="float" office:value="3.87566666666667" calcext:value-type="float">
            <text:p>3.88</text:p>
          </table:table-cell>
          <table:table-cell table:formula="of:=[.H11]/[.H11]" office:value-type="float" office:value="1" calcext:value-type="float">
            <text:p>1.000</text:p>
          </table:table-cell>
          <table:table-cell table:formula="of:=[.H11]/[.I11]" office:value-type="float" office:value="1.64082122966037" calcext:value-type="float">
            <text:p>1.64</text:p>
          </table:table-cell>
          <table:table-cell table:formula="of:=[.H11]/[.J11]" office:value-type="float" office:value="1.29225079556205" calcext:value-type="float">
            <text:p>1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number-columns-repeated="1022"/>
        </table:table-row>
        <table:table-row table:style-name="ro1">
          <table:table-cell/>
          <table:table-cell table:style-name="ce94" office:value-type="string" calcext:value-type="string">
            <text:p>UA</text:p>
          </table:table-cell>
          <table:table-cell table:style-name="ce94"/>
          <table:table-cell table:style-name="ce90" table:number-columns-repeated="4"/>
          <table:table-cell table:style-name="ce100" table:number-columns-repeated="3"/>
          <table:table-cell table:style-name="ce99"/>
          <table:table-cell table:style-name="ce100" table:number-columns-repeated="2"/>
          <table:table-cell table:number-columns-repeated="1011"/>
        </table:table-row>
      </table:table>
      <table:table table:name="performance" table:style-name="ta1">
        <table:table-column table:style-name="co1" table:number-columns-repeated="10" table:default-cell-style-name="Default"/>
        <table:table-column table:style-name="co1" table:number-columns-repeated="4" table:default-cell-style-name="ce113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105"/>
          <table:table-cell table:number-columns-repeated="3"/>
          <table:table-cell table:style-name="ce105"/>
          <table:table-cell table:number-columns-repeated="3"/>
          <table:table-cell table:style-name="ce105"/>
          <table:table-cell table:style-name="Default" table:number-columns-repeated="3"/>
          <table:table-cell table:style-name="ce105"/>
          <table:table-cell table:number-columns-repeated="3"/>
        </table:table-row>
        <table:table-row table:style-name="ro1">
          <table:table-cell/>
          <table:table-cell table:style-name="ce103" office:value-type="string" calcext:value-type="string" table:number-columns-spanned="1" table:number-rows-spanned="2">
            <text:p>Experiment</text:p>
          </table:table-cell>
          <table:table-cell table:style-name="ce103" office:value-type="string" calcext:value-type="string" table:number-columns-spanned="4" table:number-rows-spanned="1">
            <text:p>Serial</text:p>
          </table:table-cell>
          <table:covered-table-cell table:number-columns-repeated="2" table:style-name="ce107"/>
          <table:covered-table-cell table:style-name="ce108"/>
          <table:table-cell table:style-name="ce103" office:value-type="string" calcext:value-type="string" table:number-columns-spanned="4" table:number-rows-spanned="1">
            <text:p>OpenMP</text:p>
          </table:table-cell>
          <table:covered-table-cell table:number-columns-repeated="2" table:style-name="ce107"/>
          <table:covered-table-cell table:style-name="ce108"/>
          <table:table-cell table:style-name="ce103" office:value-type="string" calcext:value-type="string" table:number-columns-spanned="4" table:number-rows-spanned="1">
            <text:p>Our Scheme</text:p>
          </table:table-cell>
          <table:covered-table-cell table:number-columns-repeated="2" table:style-name="ce107"/>
          <table:covered-table-cell table:style-name="ce108"/>
          <table:table-cell table:style-name="ce117" office:value-type="string" calcext:value-type="string" table:number-columns-spanned="4" table:number-rows-spanned="1">
            <text:p>Dynamic Profile</text:p>
          </table:table-cell>
          <table:covered-table-cell table:number-columns-repeated="2" table:style-name="ce107"/>
          <table:covered-table-cell table:style-name="ce108"/>
        </table:table-row>
        <table:table-row table:style-name="ro1">
          <table:table-cell/>
          <table:covered-table-cell table:style-name="ce94"/>
          <table:table-cell table:style-name="ce106" office:value-type="string" calcext:value-type="string">
            <text:p>#1</text:p>
          </table:table-cell>
          <table:table-cell table:style-name="ce106" office:value-type="string" calcext:value-type="string">
            <text:p>#2</text:p>
          </table:table-cell>
          <table:table-cell table:style-name="ce106" office:value-type="string" calcext:value-type="string">
            <text:p>#3</text:p>
          </table:table-cell>
          <table:table-cell table:style-name="ce106" office:value-type="string" calcext:value-type="string">
            <text:p>average</text:p>
          </table:table-cell>
          <table:table-cell table:style-name="ce109" office:value-type="string" calcext:value-type="string">
            <text:p>#1</text:p>
          </table:table-cell>
          <table:table-cell table:style-name="ce112" office:value-type="string" calcext:value-type="string">
            <text:p>#2</text:p>
          </table:table-cell>
          <table:table-cell table:style-name="ce112" office:value-type="string" calcext:value-type="string">
            <text:p>#3</text:p>
          </table:table-cell>
          <table:table-cell table:style-name="ce115" office:value-type="string" calcext:value-type="string">
            <text:p>average</text:p>
          </table:table-cell>
          <table:table-cell table:style-name="ce109" office:value-type="string" calcext:value-type="string">
            <text:p>#1</text:p>
          </table:table-cell>
          <table:table-cell table:style-name="ce112" office:value-type="string" calcext:value-type="string">
            <text:p>#2</text:p>
          </table:table-cell>
          <table:table-cell table:style-name="ce112" office:value-type="string" calcext:value-type="string">
            <text:p>#3</text:p>
          </table:table-cell>
          <table:table-cell table:style-name="ce115" office:value-type="string" calcext:value-type="string">
            <text:p>average</text:p>
          </table:table-cell>
          <table:table-cell table:style-name="ce112" office:value-type="string" calcext:value-type="string">
            <text:p>#1</text:p>
          </table:table-cell>
          <table:table-cell table:style-name="ce112" office:value-type="string" calcext:value-type="string">
            <text:p>#2</text:p>
          </table:table-cell>
          <table:table-cell table:style-name="ce112" office:value-type="string" calcext:value-type="string">
            <text:p>#3</text:p>
          </table:table-cell>
          <table:table-cell table:style-name="ce115" office:value-type="string" calcext:value-type="string">
            <text:p>average</text:p>
          </table:table-cell>
        </table:table-row>
        <table:table-row table:style-name="ro1">
          <table:table-cell/>
          <table:table-cell table:style-name="ce93" office:value-type="string" calcext:value-type="string">
            <text:p>BT</text:p>
          </table:table-cell>
          <table:table-cell table:style-name="ce97" office:value-type="float" office:value="173.113" calcext:value-type="float">
            <text:p>173.113</text:p>
          </table:table-cell>
          <table:table-cell table:style-name="ce97" office:value-type="float" office:value="192.904" calcext:value-type="float">
            <text:p>192.904</text:p>
          </table:table-cell>
          <table:table-cell table:style-name="ce97" office:value-type="float" office:value="187.397" calcext:value-type="float">
            <text:p>187.397</text:p>
          </table:table-cell>
          <table:table-cell table:style-name="ce97" table:formula="of:=AVERAGE([.C4:.E4])" office:value-type="float" office:value="184.471333333333" calcext:value-type="float">
            <text:p>184.471</text:p>
          </table:table-cell>
          <table:table-cell table:style-name="ce110" office:value-type="float" office:value="56.374" calcext:value-type="float">
            <text:p>56.374</text:p>
          </table:table-cell>
          <table:table-cell table:style-name="ce113" office:value-type="float" office:value="58.05" calcext:value-type="float">
            <text:p>58.050</text:p>
          </table:table-cell>
          <table:table-cell table:style-name="ce113" office:value-type="float" office:value="57.662" calcext:value-type="float">
            <text:p>57.662</text:p>
          </table:table-cell>
          <table:table-cell table:style-name="ce101" table:formula="of:=AVERAGE([.G4:.I4])" office:value-type="float" office:value="57.362" calcext:value-type="float">
            <text:p>57.362</text:p>
          </table:table-cell>
          <table:table-cell table:style-name="ce110" office:value-type="float" office:value="52.227" calcext:value-type="float">
            <text:p>52.227</text:p>
          </table:table-cell>
          <table:table-cell office:value-type="float" office:value="58.411" calcext:value-type="float">
            <text:p>58.411</text:p>
          </table:table-cell>
          <table:table-cell office:value-type="float" office:value="57.994" calcext:value-type="float">
            <text:p>57.994</text:p>
          </table:table-cell>
          <table:table-cell table:style-name="ce101" table:formula="of:=AVERAGE([.K4:.M4])" office:value-type="float" office:value="56.2106666666667" calcext:value-type="float">
            <text:p>56.211</text:p>
          </table:table-cell>
          <table:table-cell table:style-name="ce113" table:number-columns-repeated="3"/>
          <table:table-cell table:style-name="ce101"/>
        </table:table-row>
        <table:table-row table:style-name="ro1">
          <table:table-cell/>
          <table:table-cell table:style-name="ce93" office:value-type="string" calcext:value-type="string">
            <text:p>CG</text:p>
          </table:table-cell>
          <table:table-cell table:style-name="ce97" office:value-type="float" office:value="74.752" calcext:value-type="float">
            <text:p>74.752</text:p>
          </table:table-cell>
          <table:table-cell table:style-name="ce97" office:value-type="float" office:value="72.526" calcext:value-type="float">
            <text:p>72.526</text:p>
          </table:table-cell>
          <table:table-cell table:style-name="ce97" office:value-type="float" office:value="72.977" calcext:value-type="float">
            <text:p>72.977</text:p>
          </table:table-cell>
          <table:table-cell table:style-name="ce97" table:formula="of:=AVERAGE([.C5:.E5])" office:value-type="float" office:value="73.4183333333333" calcext:value-type="float">
            <text:p>73.418</text:p>
          </table:table-cell>
          <table:table-cell table:style-name="ce110" office:value-type="float" office:value="19.795" calcext:value-type="float">
            <text:p>19.795</text:p>
          </table:table-cell>
          <table:table-cell table:style-name="ce113" office:value-type="float" office:value="19.691" calcext:value-type="float">
            <text:p>19.691</text:p>
          </table:table-cell>
          <table:table-cell table:style-name="ce113" office:value-type="float" office:value="19.823" calcext:value-type="float">
            <text:p>19.823</text:p>
          </table:table-cell>
          <table:table-cell table:style-name="ce101" table:formula="of:=AVERAGE([.G5:.I5])" office:value-type="float" office:value="19.7696666666667" calcext:value-type="float">
            <text:p>19.770</text:p>
          </table:table-cell>
          <table:table-cell table:style-name="ce110" office:value-type="float" office:value="24.613" calcext:value-type="float">
            <text:p>24.613</text:p>
          </table:table-cell>
          <table:table-cell office:value-type="float" office:value="27.554" calcext:value-type="float">
            <text:p>27.554</text:p>
          </table:table-cell>
          <table:table-cell office:value-type="float" office:value="30.781" calcext:value-type="float">
            <text:p>30.781</text:p>
          </table:table-cell>
          <table:table-cell table:style-name="ce101" table:formula="of:=AVERAGE([.K5:.M5])" office:value-type="float" office:value="27.6493333333333" calcext:value-type="float">
            <text:p>27.649</text:p>
          </table:table-cell>
          <table:table-cell table:style-name="ce110" office:value-type="float" office:value="24.613" calcext:value-type="float">
            <text:p>24.613</text:p>
          </table:table-cell>
          <table:table-cell table:style-name="ce113" office:value-type="float" office:value="27.554" calcext:value-type="float">
            <text:p>27.554</text:p>
          </table:table-cell>
          <table:table-cell table:style-name="ce113" office:value-type="float" office:value="30.781" calcext:value-type="float">
            <text:p>30.781</text:p>
          </table:table-cell>
          <table:table-cell table:style-name="ce101" table:formula="of:=AVERAGE([.O5:.Q5])" office:value-type="float" office:value="27.6493333333333" calcext:value-type="float">
            <text:p>27.649</text:p>
          </table:table-cell>
        </table:table-row>
        <table:table-row table:style-name="ro1">
          <table:table-cell/>
          <table:table-cell table:style-name="ce93" office:value-type="string" calcext:value-type="string">
            <text:p>DC</text:p>
          </table:table-cell>
          <table:table-cell table:style-name="ce97" office:value-type="float" office:value="660.699" calcext:value-type="float">
            <text:p>660.699</text:p>
          </table:table-cell>
          <table:table-cell table:style-name="ce97" office:value-type="float" office:value="689.881" calcext:value-type="float">
            <text:p>689.881</text:p>
          </table:table-cell>
          <table:table-cell table:style-name="ce97" office:value-type="float" office:value="745.878" calcext:value-type="float">
            <text:p>745.878</text:p>
          </table:table-cell>
          <table:table-cell table:style-name="ce97" table:formula="of:=AVERAGE([.C6:.E6])" office:value-type="float" office:value="698.819333333333" calcext:value-type="float">
            <text:p>698.819</text:p>
          </table:table-cell>
          <table:table-cell table:style-name="ce110" office:value-type="float" office:value="297.322" calcext:value-type="float">
            <text:p>297.322</text:p>
          </table:table-cell>
          <table:table-cell table:style-name="ce113" office:value-type="float" office:value="232.49" calcext:value-type="float">
            <text:p>232.490</text:p>
          </table:table-cell>
          <table:table-cell table:style-name="ce113" office:value-type="float" office:value="233.071" calcext:value-type="float">
            <text:p>233.071</text:p>
          </table:table-cell>
          <table:table-cell table:style-name="ce101" table:formula="of:=AVERAGE([.G6:.I6])" office:value-type="float" office:value="254.294333333333" calcext:value-type="float">
            <text:p>254.294</text:p>
          </table:table-cell>
          <table:table-cell table:style-name="ce110"/>
          <table:table-cell table:number-columns-repeated="2"/>
          <table:table-cell table:style-name="ce101"/>
          <table:table-cell table:style-name="ce113" table:number-columns-repeated="3"/>
          <table:table-cell table:style-name="ce101"/>
        </table:table-row>
        <table:table-row table:style-name="ro1">
          <table:table-cell/>
          <table:table-cell table:style-name="ce93" office:value-type="string" calcext:value-type="string">
            <text:p>EP</text:p>
          </table:table-cell>
          <table:table-cell table:style-name="ce97" table:number-columns-repeated="3"/>
          <table:table-cell table:style-name="ce99"/>
          <table:table-cell table:style-name="ce110"/>
          <table:table-cell table:style-name="ce113" table:number-columns-repeated="2"/>
          <table:table-cell table:style-name="ce101"/>
          <table:table-cell table:style-name="ce110"/>
          <table:table-cell table:number-columns-repeated="2"/>
          <table:table-cell table:style-name="ce101"/>
          <table:table-cell table:style-name="ce113" table:number-columns-repeated="3"/>
          <table:table-cell table:style-name="ce101"/>
        </table:table-row>
        <table:table-row table:style-name="ro1">
          <table:table-cell/>
          <table:table-cell table:style-name="ce93" office:value-type="string" calcext:value-type="string">
            <text:p>FT</text:p>
          </table:table-cell>
          <table:table-cell table:style-name="ce97" office:value-type="float" office:value="36.544" calcext:value-type="float">
            <text:p>36.544</text:p>
          </table:table-cell>
          <table:table-cell table:style-name="ce97" office:value-type="float" office:value="36.511" calcext:value-type="float">
            <text:p>36.511</text:p>
          </table:table-cell>
          <table:table-cell table:style-name="ce97" office:value-type="float" office:value="37.374" calcext:value-type="float">
            <text:p>37.374</text:p>
          </table:table-cell>
          <table:table-cell table:style-name="ce99" table:formula="of:=AVERAGE([.C8:.E8])" office:value-type="float" office:value="36.8096666666667" calcext:value-type="float">
            <text:p>36.810</text:p>
          </table:table-cell>
          <table:table-cell table:style-name="ce110" office:value-type="float" office:value="12.129" calcext:value-type="float">
            <text:p>12.129</text:p>
          </table:table-cell>
          <table:table-cell table:style-name="ce113" office:value-type="float" office:value="12.23" calcext:value-type="float">
            <text:p>12.230</text:p>
          </table:table-cell>
          <table:table-cell table:style-name="ce113" office:value-type="float" office:value="12.041" calcext:value-type="float">
            <text:p>12.041</text:p>
          </table:table-cell>
          <table:table-cell table:style-name="ce101" table:formula="of:=AVERAGE([.G8:.I8])" office:value-type="float" office:value="12.1333333333333" calcext:value-type="float">
            <text:p>12.133</text:p>
          </table:table-cell>
          <table:table-cell table:style-name="ce110" office:value-type="float" office:value="14.44" calcext:value-type="float">
            <text:p>14.440</text:p>
          </table:table-cell>
          <table:table-cell office:value-type="float" office:value="14.619" calcext:value-type="float">
            <text:p>14.619</text:p>
          </table:table-cell>
          <table:table-cell office:value-type="float" office:value="15.011" calcext:value-type="float">
            <text:p>15.011</text:p>
          </table:table-cell>
          <table:table-cell table:style-name="ce101" table:formula="of:=AVERAGE([.K8:.M8])" office:value-type="float" office:value="14.69" calcext:value-type="float">
            <text:p>14.690</text:p>
          </table:table-cell>
          <table:table-cell table:style-name="ce110" office:value-type="float" office:value="14.44" calcext:value-type="float">
            <text:p>14.440</text:p>
          </table:table-cell>
          <table:table-cell table:style-name="ce113" office:value-type="float" office:value="14.619" calcext:value-type="float">
            <text:p>14.619</text:p>
          </table:table-cell>
          <table:table-cell table:style-name="ce113" office:value-type="float" office:value="15.011" calcext:value-type="float">
            <text:p>15.011</text:p>
          </table:table-cell>
          <table:table-cell table:style-name="ce101" table:formula="of:=AVERAGE([.O8:.Q8])" office:value-type="float" office:value="14.69" calcext:value-type="float">
            <text:p>14.690</text:p>
          </table:table-cell>
        </table:table-row>
        <table:table-row table:style-name="ro1">
          <table:table-cell/>
          <table:table-cell table:style-name="ce93" office:value-type="string" calcext:value-type="string">
            <text:p>IS</text:p>
          </table:table-cell>
          <table:table-cell table:style-name="ce97" office:value-type="float" office:value="4.833" calcext:value-type="float">
            <text:p>4.833</text:p>
          </table:table-cell>
          <table:table-cell table:style-name="ce97" office:value-type="float" office:value="4.717" calcext:value-type="float">
            <text:p>4.717</text:p>
          </table:table-cell>
          <table:table-cell table:style-name="ce97" office:value-type="float" office:value="4.695" calcext:value-type="float">
            <text:p>4.695</text:p>
          </table:table-cell>
          <table:table-cell table:style-name="ce99" table:formula="of:=AVERAGE([.C9:.E9])" office:value-type="float" office:value="4.74833333333333" calcext:value-type="float">
            <text:p>4.748</text:p>
          </table:table-cell>
          <table:table-cell table:style-name="ce110" office:value-type="float" office:value="1.411" calcext:value-type="float">
            <text:p>1.411</text:p>
          </table:table-cell>
          <table:table-cell table:style-name="ce113" office:value-type="float" office:value="1.315" calcext:value-type="float">
            <text:p>1.315</text:p>
          </table:table-cell>
          <table:table-cell table:style-name="ce113" office:value-type="float" office:value="1.314" calcext:value-type="float">
            <text:p>1.314</text:p>
          </table:table-cell>
          <table:table-cell table:style-name="ce101" table:formula="of:=AVERAGE([.G9:.I9])" office:value-type="float" office:value="1.34666666666667" calcext:value-type="float">
            <text:p>1.347</text:p>
          </table:table-cell>
          <table:table-cell table:style-name="ce110" office:value-type="float" office:value="2.621" calcext:value-type="float">
            <text:p>2.621</text:p>
          </table:table-cell>
          <table:table-cell office:value-type="float" office:value="2.733" calcext:value-type="float">
            <text:p>2.733</text:p>
          </table:table-cell>
          <table:table-cell office:value-type="float" office:value="2.731" calcext:value-type="float">
            <text:p>2.731</text:p>
          </table:table-cell>
          <table:table-cell table:style-name="ce101" table:formula="of:=AVERAGE([.K9:.M9])" office:value-type="float" office:value="2.695" calcext:value-type="float">
            <text:p>2.695</text:p>
          </table:table-cell>
          <table:table-cell table:style-name="ce110" office:value-type="float" office:value="4.796" calcext:value-type="float">
            <text:p>4.796</text:p>
          </table:table-cell>
          <table:table-cell table:style-name="ce113" office:value-type="float" office:value="4.837" calcext:value-type="float">
            <text:p>4.837</text:p>
          </table:table-cell>
          <table:table-cell table:style-name="ce113" office:value-type="float" office:value="4.788" calcext:value-type="float">
            <text:p>4.788</text:p>
          </table:table-cell>
          <table:table-cell table:style-name="ce101" table:formula="of:=AVERAGE([.O9:.Q9])" office:value-type="float" office:value="4.807" calcext:value-type="float">
            <text:p>4.807</text:p>
          </table:table-cell>
        </table:table-row>
        <table:table-row table:style-name="ro1">
          <table:table-cell/>
          <table:table-cell table:style-name="ce93" office:value-type="string" calcext:value-type="string">
            <text:p>LU</text:p>
          </table:table-cell>
          <table:table-cell table:style-name="ce97" office:value-type="float" office:value="124.959" calcext:value-type="float">
            <text:p>124.959</text:p>
          </table:table-cell>
          <table:table-cell table:style-name="ce97" office:value-type="float" office:value="124.968" calcext:value-type="float">
            <text:p>124.968</text:p>
          </table:table-cell>
          <table:table-cell table:style-name="ce97" office:value-type="float" office:value="125.241" calcext:value-type="float">
            <text:p>125.241</text:p>
          </table:table-cell>
          <table:table-cell table:style-name="ce99" table:formula="of:=AVERAGE([.C10:.E10])" office:value-type="float" office:value="125.056" calcext:value-type="float">
            <text:p>125.056</text:p>
          </table:table-cell>
          <table:table-cell table:style-name="ce110" office:value-type="float" office:value="53.687" calcext:value-type="float">
            <text:p>53.687</text:p>
          </table:table-cell>
          <table:table-cell table:style-name="ce113" office:value-type="float" office:value="55.74" calcext:value-type="float">
            <text:p>55.740</text:p>
          </table:table-cell>
          <table:table-cell table:style-name="ce113" office:value-type="float" office:value="53.356" calcext:value-type="float">
            <text:p>53.356</text:p>
          </table:table-cell>
          <table:table-cell table:style-name="ce101" table:formula="of:=AVERAGE([.G10:.I10])" office:value-type="float" office:value="54.261" calcext:value-type="float">
            <text:p>54.261</text:p>
          </table:table-cell>
          <table:table-cell table:style-name="ce110" office:value-type="float" office:value="109.819" calcext:value-type="float">
            <text:p>109.819</text:p>
          </table:table-cell>
          <table:table-cell office:value-type="float" office:value="109.973" calcext:value-type="float">
            <text:p>109.973</text:p>
          </table:table-cell>
          <table:table-cell office:value-type="float" office:value="108.615" calcext:value-type="float">
            <text:p>108.615</text:p>
          </table:table-cell>
          <table:table-cell table:style-name="ce101" table:formula="of:=AVERAGE([.K10:.M10])" office:value-type="float" office:value="109.469" calcext:value-type="float">
            <text:p>109.469</text:p>
          </table:table-cell>
          <table:table-cell table:style-name="ce113" office:value-type="float" office:value="117.34" calcext:value-type="float">
            <text:p>117.340</text:p>
          </table:table-cell>
          <table:table-cell table:style-name="ce113" office:value-type="float" office:value="118.493" calcext:value-type="float">
            <text:p>118.493</text:p>
          </table:table-cell>
          <table:table-cell table:style-name="ce113" office:value-type="float" office:value="125.708" calcext:value-type="float">
            <text:p>125.708</text:p>
          </table:table-cell>
          <table:table-cell table:style-name="ce113"/>
        </table:table-row>
        <table:table-row table:style-name="ro1">
          <table:table-cell/>
          <table:table-cell table:style-name="ce93" office:value-type="string" calcext:value-type="string">
            <text:p>MG</text:p>
          </table:table-cell>
          <table:table-cell table:style-name="ce97" office:value-type="float" office:value="5.067" calcext:value-type="float">
            <text:p>5.067</text:p>
          </table:table-cell>
          <table:table-cell table:style-name="ce97" office:value-type="float" office:value="5" calcext:value-type="float">
            <text:p>5.000</text:p>
          </table:table-cell>
          <table:table-cell table:style-name="ce97" office:value-type="float" office:value="4.958" calcext:value-type="float">
            <text:p>4.958</text:p>
          </table:table-cell>
          <table:table-cell table:style-name="ce99" table:formula="of:=AVERAGE([.C11:.E11])" office:value-type="float" office:value="5.00833333333333" calcext:value-type="float">
            <text:p>5.008</text:p>
          </table:table-cell>
          <table:table-cell table:style-name="ce110" office:value-type="float" office:value="3.007" calcext:value-type="float">
            <text:p>3.007</text:p>
          </table:table-cell>
          <table:table-cell table:style-name="ce113" office:value-type="float" office:value="3.143" calcext:value-type="float">
            <text:p>3.143</text:p>
          </table:table-cell>
          <table:table-cell table:style-name="ce113" office:value-type="float" office:value="3.007" calcext:value-type="float">
            <text:p>3.007</text:p>
          </table:table-cell>
          <table:table-cell table:style-name="ce101" table:formula="of:=AVERAGE([.G11:.I11])" office:value-type="float" office:value="3.05233333333333" calcext:value-type="float">
            <text:p>3.052</text:p>
          </table:table-cell>
          <table:table-cell table:style-name="ce110" office:value-type="float" office:value="3.943" calcext:value-type="float">
            <text:p>3.943</text:p>
          </table:table-cell>
          <table:table-cell office:value-type="float" office:value="3.852" calcext:value-type="float">
            <text:p>3.852</text:p>
          </table:table-cell>
          <table:table-cell office:value-type="float" office:value="3.832" calcext:value-type="float">
            <text:p>3.832</text:p>
          </table:table-cell>
          <table:table-cell table:style-name="ce101" table:formula="of:=AVERAGE([.K11:.M11])" office:value-type="float" office:value="3.87566666666667" calcext:value-type="float">
            <text:p>3.876</text:p>
          </table:table-cell>
          <table:table-cell table:style-name="ce113" table:number-columns-repeated="3"/>
          <table:table-cell table:style-name="ce101"/>
        </table:table-row>
        <table:table-row table:style-name="ro1">
          <table:table-cell/>
          <table:table-cell table:style-name="ce93" office:value-type="string" calcext:value-type="string">
            <text:p>SP</text:p>
          </table:table-cell>
          <table:table-cell table:style-name="ce97" office:value-type="float" office:value="90.667" calcext:value-type="float">
            <text:p>90.667</text:p>
          </table:table-cell>
          <table:table-cell table:style-name="ce97" office:value-type="float" office:value="91.888" calcext:value-type="float">
            <text:p>91.888</text:p>
          </table:table-cell>
          <table:table-cell table:style-name="ce97" office:value-type="float" office:value="86.438" calcext:value-type="float">
            <text:p>86.438</text:p>
          </table:table-cell>
          <table:table-cell table:style-name="ce99" table:formula="of:=AVERAGE([.C12:.E12])" office:value-type="float" office:value="89.6643333333333" calcext:value-type="float">
            <text:p>89.664</text:p>
          </table:table-cell>
          <table:table-cell table:style-name="ce110" office:value-type="float" office:value="64.066" calcext:value-type="float">
            <text:p>64.066</text:p>
          </table:table-cell>
          <table:table-cell table:style-name="ce113" office:value-type="float" office:value="66.002" calcext:value-type="float">
            <text:p>66.002</text:p>
          </table:table-cell>
          <table:table-cell table:style-name="ce113" office:value-type="float" office:value="65.5" calcext:value-type="float">
            <text:p>65.500</text:p>
          </table:table-cell>
          <table:table-cell table:style-name="ce101" table:formula="of:=AVERAGE([.G12:.I12])" office:value-type="float" office:value="65.1893333333333" calcext:value-type="float">
            <text:p>65.189</text:p>
          </table:table-cell>
          <table:table-cell table:style-name="ce110" office:value-type="float" office:value="136.426" calcext:value-type="float">
            <text:p>136.426</text:p>
          </table:table-cell>
          <table:table-cell office:value-type="float" office:value="133.71" calcext:value-type="float">
            <text:p>133.710</text:p>
          </table:table-cell>
          <table:table-cell office:value-type="float" office:value="133.733" calcext:value-type="float">
            <text:p>133.733</text:p>
          </table:table-cell>
          <table:table-cell table:style-name="ce101" table:formula="of:=AVERAGE([.K12:.M12])" office:value-type="float" office:value="134.623" calcext:value-type="float">
            <text:p>134.623</text:p>
          </table:table-cell>
          <table:table-cell table:style-name="ce113" office:value-type="float" office:value="75.42" calcext:value-type="float">
            <text:p>75.420</text:p>
          </table:table-cell>
          <table:table-cell table:style-name="ce113" office:value-type="float" office:value="77.723" calcext:value-type="float">
            <text:p>77.723</text:p>
          </table:table-cell>
          <table:table-cell table:style-name="ce113" office:value-type="float" office:value="77.677" calcext:value-type="float">
            <text:p>77.677</text:p>
          </table:table-cell>
          <table:table-cell table:style-name="ce101"/>
        </table:table-row>
        <table:table-row table:style-name="ro1">
          <table:table-cell/>
          <table:table-cell table:style-name="ce94" office:value-type="string" calcext:value-type="string">
            <text:p>UA</text:p>
          </table:table-cell>
          <table:table-cell table:style-name="ce99" office:value-type="float" office:value="83.242" calcext:value-type="float">
            <text:p>83.242</text:p>
          </table:table-cell>
          <table:table-cell table:style-name="ce99" office:value-type="float" office:value="81.353" calcext:value-type="float">
            <text:p>81.353</text:p>
          </table:table-cell>
          <table:table-cell table:style-name="ce99" office:value-type="float" office:value="80.255" calcext:value-type="float">
            <text:p>80.255</text:p>
          </table:table-cell>
          <table:table-cell table:style-name="ce99" table:formula="of:=AVERAGE([.C13:.E13])" office:value-type="float" office:value="81.6166666666667" calcext:value-type="float">
            <text:p>81.617</text:p>
          </table:table-cell>
          <table:table-cell table:style-name="ce111"/>
          <table:table-cell table:style-name="ce114" table:number-columns-repeated="2"/>
          <table:table-cell table:style-name="ce116"/>
          <table:table-cell table:style-name="ce111" office:value-type="float" office:value="172.501" calcext:value-type="float">
            <text:p>172.501</text:p>
          </table:table-cell>
          <table:table-cell table:style-name="ce114" office:value-type="float" office:value="176.043" calcext:value-type="float">
            <text:p>176.043</text:p>
          </table:table-cell>
          <table:table-cell table:style-name="ce114" office:value-type="float" office:value="172.704" calcext:value-type="float">
            <text:p>172.704</text:p>
          </table:table-cell>
          <table:table-cell table:style-name="ce101" table:formula="of:=AVERAGE([.K13:.M13])" office:value-type="float" office:value="173.749333333333" calcext:value-type="float">
            <text:p>173.749</text:p>
          </table:table-cell>
          <table:table-cell table:style-name="ce114" office:value-type="float" office:value="90.265" calcext:value-type="float">
            <text:p>90.265</text:p>
          </table:table-cell>
          <table:table-cell table:style-name="ce114" office:value-type="float" office:value="85.007" calcext:value-type="float">
            <text:p>85.007</text:p>
          </table:table-cell>
          <table:table-cell table:style-name="ce114" office:value-type="float" office:value="86.066" calcext:value-type="float">
            <text:p>86.066</text:p>
          </table:table-cell>
          <table:table-cell table:style-name="ce116"/>
        </table:table-row>
        <table:table-row table:style-name="ro1" table:number-rows-repeated="6">
          <table:table-cell table:number-columns-repeated="18"/>
        </table:table-row>
        <table:table-row table:style-name="ro1" table:number-rows-repeated="10">
          <table:table-cell/>
          <table:table-cell table:style-name="ce104"/>
          <table:table-cell table:number-columns-repeated="16"/>
        </table:table-row>
        <table:table-row table:style-name="ro1" table:number-rows-repeated="6">
          <table:table-cell table:number-columns-repeated="18"/>
        </table:table-row>
        <table:table-row table:style-name="ro1" table:number-rows-repeated="16">
          <table:table-cell table:number-columns-repeated="13"/>
          <table:table-cell table:style-name="Default"/>
          <table:table-cell table:number-columns-repeated="4"/>
        </table:table-row>
        <table:table-row table:style-name="ro1">
          <table:table-cell table:number-columns-repeated="13"/>
          <table:table-cell table:style-name="Default"/>
          <table:table-cell table:number-columns-repeated="4"/>
        </table:table-row>
      </table:table>
      <table:table table:name="BT-runtime" table:style-name="ta1">
        <table:table-column table:style-name="co15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runtim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313" calcext:value-type="float">
            <text:p>0.3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313" calcext:value-type="float">
            <text:p>0.3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309" calcext:value-type="float">
            <text:p>0.3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309" calcext:value-type="float">
            <text:p>0.3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296" calcext:value-type="float">
            <text:p>0.2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296" calcext:value-type="float">
            <text:p>0.2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151" calcext:value-type="float">
            <text:p>0.1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148" calcext:value-type="float">
            <text:p>0.1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142" calcext:value-type="float">
            <text:p>0.1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54" calcext:value-type="float">
            <text:p>0.0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48" calcext:value-type="float">
            <text:p>0.0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46" calcext:value-type="float">
            <text:p>0.0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38" calcext:value-type="float">
            <text:p>0.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3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21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22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6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1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3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4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8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8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2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3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32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BT-product" table:style-name="ta1">
        <table:table-column table:style-name="co1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443523000667678" calcext:value-type="float">
            <text:p>0.443523000667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440720718144644" calcext:value-type="float">
            <text:p>0.440720718144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434982473779891" calcext:value-type="float">
            <text:p>0.434982473779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345171275367797" calcext:value-type="float">
            <text:p>0.345171275367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343093802582796" calcext:value-type="float">
            <text:p>0.3430938025827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340993853645464" calcext:value-type="float">
            <text:p>0.340993853645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242759215904437" calcext:value-type="float">
            <text:p>0.2427592159044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241425297797915" calcext:value-type="float">
            <text:p>0.2414252977979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229752175273171" calcext:value-type="float">
            <text:p>0.2297521752731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229426816482749" calcext:value-type="float">
            <text:p>0.2294268164827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229122152308875" calcext:value-type="float">
            <text:p>0.2291221523088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229122151927071" calcext:value-type="float">
            <text:p>0.2291221519270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224896935560477" calcext:value-type="float">
            <text:p>0.2248969355604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224896630634745" calcext:value-type="float">
            <text:p>0.2248966306347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20384801841808" calcext:value-type="float">
            <text:p>0.203848018418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197926607671561" calcext:value-type="float">
            <text:p>0.1979266076715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197893311246096" calcext:value-type="float">
            <text:p>0.1978933112460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196321748663921" calcext:value-type="float">
            <text:p>0.1963217486639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193750470815316" calcext:value-type="float">
            <text:p>0.1937504708153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191733849469294" calcext:value-type="float">
            <text:p>0.1917338494692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191733123581432" calcext:value-type="float">
            <text:p>0.1917331235814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19138149091341" calcext:value-type="float">
            <text:p>0.191381490913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190183081805939" calcext:value-type="float">
            <text:p>0.1901830818059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187054995704702" calcext:value-type="float">
            <text:p>0.1870549957047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185038574082512" calcext:value-type="float">
            <text:p>0.1850385740825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184764613497285" calcext:value-type="float">
            <text:p>0.1847646134972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184761573406374" calcext:value-type="float">
            <text:p>0.1847615734063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182627351640438" calcext:value-type="float">
            <text:p>0.1826273516404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180136615195206" calcext:value-type="float">
            <text:p>0.1801366151952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173840004008658" calcext:value-type="float">
            <text:p>0.1738400040086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173835949783989" calcext:value-type="float">
            <text:p>0.1738359497839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173835000929868" calcext:value-type="float">
            <text:p>0.1738350009298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16600110429803" calcext:value-type="float">
            <text:p>0.166001104298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164308332012128" calcext:value-type="float">
            <text:p>0.1643083320121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162860502455336" calcext:value-type="float">
            <text:p>0.1628605024553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15738946342315" calcext:value-type="float">
            <text:p>0.157389463423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156882259551332" calcext:value-type="float">
            <text:p>0.1568822595513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155435039953618" calcext:value-type="float">
            <text:p>0.1554350399536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155024008670411" calcext:value-type="float">
            <text:p>0.1550240086704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153182772668587" calcext:value-type="float">
            <text:p>0.1531827726685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152931341427529" calcext:value-type="float">
            <text:p>0.1529313414275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14550029249907" calcext:value-type="float">
            <text:p>0.145500292499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142675852469014" calcext:value-type="float">
            <text:p>0.1426758524690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139545747357167" calcext:value-type="float">
            <text:p>0.1395457473571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138157390371687" calcext:value-type="float">
            <text:p>0.1381573903716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135211624721466" calcext:value-type="float">
            <text:p>0.1352116247214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131997260458766" calcext:value-type="float">
            <text:p>0.1319972604587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131731260562614" calcext:value-type="float">
            <text:p>0.1317312605626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131052402222506" calcext:value-type="float">
            <text:p>0.1310524022225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130853469634465" calcext:value-type="float">
            <text:p>0.1308534696344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12984940849108" calcext:value-type="float">
            <text:p>0.129849408491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128551026261127" calcext:value-type="float">
            <text:p>0.1285510262611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128051339134319" calcext:value-type="float">
            <text:p>0.1280513391343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115154659721071" calcext:value-type="float">
            <text:p>0.1151546597210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898138772102102" calcext:value-type="float">
            <text:p>0.089813877210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883785337414859" calcext:value-type="float">
            <text:p>0.0883785337414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868681386931432" calcext:value-type="float">
            <text:p>0.0868681386931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868679487349776" calcext:value-type="float">
            <text:p>0.0868679487349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868664578338668" calcext:value-type="float">
            <text:p>0.0868664578338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834580433511138" calcext:value-type="float">
            <text:p>0.0834580433511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300634178877295" calcext:value-type="float">
            <text:p>0.030063417887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121927345660775" calcext:value-type="float">
            <text:p>0.0121927345660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3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21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22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6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1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3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4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8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8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2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3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32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CG-runtime" table:style-name="ta1">
        <table:table-column table:style-name="co1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932" calcext:value-type="float">
            <text:p>0.9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907" calcext:value-type="float">
            <text:p>0.9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895" calcext:value-type="float">
            <text:p>0.8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CG-product" table:style-name="ta1">
        <table:table-column table:style-name="co1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398709810330746" calcext:value-type="float">
            <text:p>0.3987098103307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391940705556415" calcext:value-type="float">
            <text:p>0.3919407055564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351232456606938" calcext:value-type="float">
            <text:p>0.3512324566069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280449591739998" calcext:value-type="float">
            <text:p>0.2804495917399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13863640572591" calcext:value-type="float">
            <text:p>0.138636405725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916503564598362" calcext:value-type="float">
            <text:p>0.0916503564598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586888314136879" calcext:value-type="float">
            <text:p>0.0586888314136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338156899940906" calcext:value-type="float">
            <text:p>0.0338156899940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165816659555981" calcext:value-type="float">
            <text:p>0.0165816659555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00)</text:p>
          </table:table-cell>
          <table:table-cell office:value-type="float" office:value="0.0145106591662633" calcext:value-type="float">
            <text:p>0.0145106591662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FT-runtime" table:style-name="ta1">
        <table:table-column table:style-name="co17" table:default-cell-style-name="Default"/>
        <table:table-column table:style-name="co18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887" calcext:value-type="float">
            <text:p>0.8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791" calcext:value-type="float">
            <text:p>0.7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787" calcext:value-type="float">
            <text:p>0.7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779" calcext:value-type="float">
            <text:p>0.7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347" calcext:value-type="float">
            <text:p>0.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347" calcext:value-type="float">
            <text:p>0.3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294" calcext:value-type="float">
            <text:p>0.2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1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13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5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0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1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5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87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FT-product" table:style-name="ta1"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459552297428234" calcext:value-type="float">
            <text:p>0.4595522974282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45739448419973" calcext:value-type="float">
            <text:p>0.457394484199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43923878467228" calcext:value-type="float">
            <text:p>0.439238784672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284566486468406" calcext:value-type="float">
            <text:p>0.2845664864684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266271066559961" calcext:value-type="float">
            <text:p>0.2662710665599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264989054344758" calcext:value-type="float">
            <text:p>0.2649890543447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244051705377849" calcext:value-type="float">
            <text:p>0.244051705377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231652652837099" calcext:value-type="float">
            <text:p>0.2316526528370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219365409340734" calcext:value-type="float">
            <text:p>0.2193654093407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213259684430488" calcext:value-type="float">
            <text:p>0.2132596844304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212993966744714" calcext:value-type="float">
            <text:p>0.212993966744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208801773318924" calcext:value-type="float">
            <text:p>0.2088017733189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174938353942584" calcext:value-type="float">
            <text:p>0.1749383539425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1696999610279" calcext:value-type="float">
            <text:p>0.16969996102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152764739738149" calcext:value-type="float">
            <text:p>0.1527647397381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139402184353514" calcext:value-type="float">
            <text:p>0.1394021843535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13843376639504" calcext:value-type="float">
            <text:p>0.138433766395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134671694171997" calcext:value-type="float">
            <text:p>0.1346716941719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119190347468193" calcext:value-type="float">
            <text:p>0.1191903474681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118726530101486" calcext:value-type="float">
            <text:p>0.1187265301014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11613610399473" calcext:value-type="float">
            <text:p>0.116136103994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11416969096123" calcext:value-type="float">
            <text:p>0.114169690961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11079267246357" calcext:value-type="float">
            <text:p>0.110792672463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109104912752081" calcext:value-type="float">
            <text:p>0.1091049127520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707387521862058" calcext:value-type="float">
            <text:p>0.0707387521862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687817410415425" calcext:value-type="float">
            <text:p>0.0687817410415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662752568766711" calcext:value-type="float">
            <text:p>0.0662752568766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654646574811657" calcext:value-type="float">
            <text:p>0.0654646574811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640176343698795" calcext:value-type="float">
            <text:p>0.064017634369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634852717337654" calcext:value-type="float">
            <text:p>0.0634852717337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269201880659474" calcext:value-type="float">
            <text:p>0.0269201880659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182901907863069" calcext:value-type="float">
            <text:p>0.0182901907863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158091662792673" calcext:value-type="float">
            <text:p>0.0158091662792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157599878626883" calcext:value-type="float">
            <text:p>0.0157599878626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1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13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5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0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1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5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87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IS-runtime" table:style-name="ta1">
        <table:table-column table:style-name="co21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435" calcext:value-type="float">
            <text:p>0.4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065" calcext:value-type="float">
            <text:p>0.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9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70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71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9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IS-product" table:style-name="ta1">
        <table:table-column table:style-name="co21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269123313444171" calcext:value-type="float">
            <text:p>0.269123313444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190595671762551" calcext:value-type="float">
            <text:p>0.1905956717625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895010704820943" calcext:value-type="float">
            <text:p>0.0895010704820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738815058575164" calcext:value-type="float">
            <text:p>0.0738815058575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9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70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71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9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LU-runtime" table:style-name="ta1">
        <table:table-column table:style-name="co2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348" calcext:value-type="float">
            <text:p>0.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173" calcext:value-type="float">
            <text:p>0.1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173" calcext:value-type="float">
            <text:p>0.1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169" calcext:value-type="float">
            <text:p>0.1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165" calcext:value-type="float">
            <text:p>0.1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143" calcext:value-type="float">
            <text:p>0.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66" calcext:value-type="float">
            <text:p>0.0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61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59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5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34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32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3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yncs.c(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yncs.c(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1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u.c(25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u.c(24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2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0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LU-product" table:style-name="ta1">
        <table:table-column table:style-name="co2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396217649609445" calcext:value-type="float">
            <text:p>0.3962176496094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365084200629495" calcext:value-type="float">
            <text:p>0.365084200629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348872402274058" calcext:value-type="float">
            <text:p>0.3488724022740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318780748166597" calcext:value-type="float">
            <text:p>0.3187807481665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302729170632449" calcext:value-type="float">
            <text:p>0.3027291706324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264677290130227" calcext:value-type="float">
            <text:p>0.2646772901302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253253847292671" calcext:value-type="float">
            <text:p>0.2532538472926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246535090186608" calcext:value-type="float">
            <text:p>0.2465350901866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245927110937572" calcext:value-type="float">
            <text:p>0.2459271109375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245258336574028" calcext:value-type="float">
            <text:p>0.2452583365740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245232755507873" calcext:value-type="float">
            <text:p>0.2452327555078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234766861158924" calcext:value-type="float">
            <text:p>0.2347668611589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232232157596505" calcext:value-type="float">
            <text:p>0.232232157596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231491614178454" calcext:value-type="float">
            <text:p>0.2314916141784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22475691393972" calcext:value-type="float">
            <text:p>0.224756913939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221762084094777" calcext:value-type="float">
            <text:p>0.2217620840947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217184193367351" calcext:value-type="float">
            <text:p>0.2171841933673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216425811592113" calcext:value-type="float">
            <text:p>0.216425811592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215160391806318" calcext:value-type="float">
            <text:p>0.2151603918063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213788559317815" calcext:value-type="float">
            <text:p>0.2137885593178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210044249330313" calcext:value-type="float">
            <text:p>0.2100442493303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208736488023822" calcext:value-type="float">
            <text:p>0.2087364880238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20774316982979" calcext:value-type="float">
            <text:p>0.207743169829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207025250083941" calcext:value-type="float">
            <text:p>0.2070252500839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206706384603634" calcext:value-type="float">
            <text:p>0.2067063846036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20573643961198" calcext:value-type="float">
            <text:p>0.205736439611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205042846903082" calcext:value-type="float">
            <text:p>0.2050428469030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204511789904446" calcext:value-type="float">
            <text:p>0.2045117899044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204369319896655" calcext:value-type="float">
            <text:p>0.2043693198966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204126423291193" calcext:value-type="float">
            <text:p>0.2041264232911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202646245364467" calcext:value-type="float">
            <text:p>0.2026462453644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202646245364467" calcext:value-type="float">
            <text:p>0.2026462453644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201409798023552" calcext:value-type="float">
            <text:p>0.2014097980235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198462971335663" calcext:value-type="float">
            <text:p>0.1984629713356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197522746150318" calcext:value-type="float">
            <text:p>0.1975227461503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197522127535456" calcext:value-type="float">
            <text:p>0.1975221275354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197165919636722" calcext:value-type="float">
            <text:p>0.1971659196367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196380504031009" calcext:value-type="float">
            <text:p>0.196380504031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192524401576946" calcext:value-type="float">
            <text:p>0.1925244015769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191670380857632" calcext:value-type="float">
            <text:p>0.1916703808576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18988040963603" calcext:value-type="float">
            <text:p>0.189880409636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176049080688835" calcext:value-type="float">
            <text:p>0.1760490806888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175363618006194" calcext:value-type="float">
            <text:p>0.1753636180061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174471077325993" calcext:value-type="float">
            <text:p>0.1744710773259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173927932259479" calcext:value-type="float">
            <text:p>0.1739279322594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139524595040521" calcext:value-type="float">
            <text:p>0.1395245950405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110972922993101" calcext:value-type="float">
            <text:p>0.1109729229931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0956418395202162" calcext:value-type="float">
            <text:p>0.0956418395202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878832301677985" calcext:value-type="float">
            <text:p>0.0878832301677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818647979014199" calcext:value-type="float">
            <text:p>0.081864797901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681527487045005" calcext:value-type="float">
            <text:p>0.0681527487045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522907539074036" calcext:value-type="float">
            <text:p>0.0522907539074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57)</text:p>
          </table:table-cell>
          <table:table-cell office:value-type="float" office:value="0.0103644592644207" calcext:value-type="float">
            <text:p>0.0103644592644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59)</text:p>
          </table:table-cell>
          <table:table-cell office:value-type="float" office:value="0.00762371824551627" calcext:value-type="float">
            <text:p>0.0076237182455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61)</text:p>
          </table:table-cell>
          <table:table-cell office:value-type="float" office:value="0.00759038643184556" calcext:value-type="float">
            <text:p>0.0075903864318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0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2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u.c(24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u.c(25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1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yncs.c(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yncs.c(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3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32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34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SP-runtime" table:style-name="ta1">
        <table:table-column table:style-name="co23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runtim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177" calcext:value-type="float">
            <text:p>0.1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093" calcext:value-type="float">
            <text:p>0.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072" calcext:value-type="float">
            <text:p>0.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065" calcext:value-type="float">
            <text:p>0.0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062" calcext:value-type="float">
            <text:p>0.0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057" calcext:value-type="float">
            <text:p>0.0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054" calcext:value-type="float">
            <text:p>0.0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49" calcext:value-type="float">
            <text:p>0.0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049" calcext:value-type="float">
            <text:p>0.0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049" calcext:value-type="float">
            <text:p>0.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4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solution.c(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3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5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8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0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8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4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3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4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7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9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22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23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2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30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3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9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SP-product" table:style-name="ta1">
        <table:table-column table:style-name="co2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365275666812871" calcext:value-type="float">
            <text:p>0.3652756668128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361974548735533" calcext:value-type="float">
            <text:p>0.3619745487355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361743960051879" calcext:value-type="float">
            <text:p>0.3617439600518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35743879865737" calcext:value-type="float">
            <text:p>0.357438798657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348560130278463" calcext:value-type="float">
            <text:p>0.3485601302784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348482440887569" calcext:value-type="float">
            <text:p>0.3484824408875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348364384732045" calcext:value-type="float">
            <text:p>0.3483643847320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346243119616279" calcext:value-type="float">
            <text:p>0.346243119616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343591927777626" calcext:value-type="float">
            <text:p>0.3435919277776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322869773238237" calcext:value-type="float">
            <text:p>0.322869773238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32248184700991" calcext:value-type="float">
            <text:p>0.322481847009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320326029561234" calcext:value-type="float">
            <text:p>0.3203260295612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320186979027821" calcext:value-type="float">
            <text:p>0.3201869790278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319490191874737" calcext:value-type="float">
            <text:p>0.3194901918747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314857765813068" calcext:value-type="float">
            <text:p>0.3148577658130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312142207107804" calcext:value-type="float">
            <text:p>0.3121422071078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311985585190245" calcext:value-type="float">
            <text:p>0.3119855851902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308937932968382" calcext:value-type="float">
            <text:p>0.3089379329683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30446048873468" calcext:value-type="float">
            <text:p>0.304460488734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30367506381264" calcext:value-type="float">
            <text:p>0.303675063812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299537742964244" calcext:value-type="float">
            <text:p>0.2995377429642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294660949666786" calcext:value-type="float">
            <text:p>0.2946609496667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283351535319478" calcext:value-type="float">
            <text:p>0.2833515353194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282319676296802" calcext:value-type="float">
            <text:p>0.2823196762968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28203661243676" calcext:value-type="float">
            <text:p>0.282036612436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281082630080239" calcext:value-type="float">
            <text:p>0.2810826300802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27895967585339" calcext:value-type="float">
            <text:p>0.278959675853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26914956011618" calcext:value-type="float">
            <text:p>0.269149560116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257687129082088" calcext:value-type="float">
            <text:p>0.2576871290820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249900131884797" calcext:value-type="float">
            <text:p>0.2499001318847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24409264030227" calcext:value-type="float">
            <text:p>0.244092640302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241185294989132" calcext:value-type="float">
            <text:p>0.2411852949891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241184271783999" calcext:value-type="float">
            <text:p>0.241184271783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240357108198871" calcext:value-type="float">
            <text:p>0.2403571081988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239253957538768" calcext:value-type="float">
            <text:p>0.2392539575387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239250857915352" calcext:value-type="float">
            <text:p>0.2392508579153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23725330638064" calcext:value-type="float">
            <text:p>0.237253306380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236692482308692" calcext:value-type="float">
            <text:p>0.2366924823086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234846601594978" calcext:value-type="float">
            <text:p>0.2348466015949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233666296777924" calcext:value-type="float">
            <text:p>0.2336662967779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233653745302541" calcext:value-type="float">
            <text:p>0.2336537453025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228239020801729" calcext:value-type="float">
            <text:p>0.2282390208017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225238026463626" calcext:value-type="float">
            <text:p>0.2252380264636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22088207618922" calcext:value-type="float">
            <text:p>0.220882076189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217825503477296" calcext:value-type="float">
            <text:p>0.2178255034772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207662636457528" calcext:value-type="float">
            <text:p>0.2076626364575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205526416974613" calcext:value-type="float">
            <text:p>0.2055264169746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205318978614533" calcext:value-type="float">
            <text:p>0.2053189786145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204091732173683" calcext:value-type="float">
            <text:p>0.2040917321736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203887175800433" calcext:value-type="float">
            <text:p>0.2038871758004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20257741940685" calcext:value-type="float">
            <text:p>0.202577419406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201796405710471" calcext:value-type="float">
            <text:p>0.2017964057104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201230059920358" calcext:value-type="float">
            <text:p>0.2012300599203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201228016102788" calcext:value-type="float">
            <text:p>0.2012280161027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198038251323575" calcext:value-type="float">
            <text:p>0.1980382513235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197918751507729" calcext:value-type="float">
            <text:p>0.1979187515077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196651708281193" calcext:value-type="float">
            <text:p>0.1966517082811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190565065418612" calcext:value-type="float">
            <text:p>0.1905650654186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187913729906149" calcext:value-type="float">
            <text:p>0.1879137299061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184828030677087" calcext:value-type="float">
            <text:p>0.1848280306770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184827297884881" calcext:value-type="float">
            <text:p>0.1848272978848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183979593322037" calcext:value-type="float">
            <text:p>0.1839795933220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183234725901316" calcext:value-type="float">
            <text:p>0.1832347259013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181388995427003" calcext:value-type="float">
            <text:p>0.181388995427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181259240645817" calcext:value-type="float">
            <text:p>0.1812592406458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175826227285551" calcext:value-type="float">
            <text:p>0.1758262272855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175327041999368" calcext:value-type="float">
            <text:p>0.1753270419993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174822984891457" calcext:value-type="float">
            <text:p>0.1748229848914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173448971926757" calcext:value-type="float">
            <text:p>0.1734489719267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164714122688895" calcext:value-type="float">
            <text:p>0.1647141226888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156528674389928" calcext:value-type="float">
            <text:p>0.1565286743899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156528664716128" calcext:value-type="float">
            <text:p>0.1565286647161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15652857829043" calcext:value-type="float">
            <text:p>0.156528578290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144917928054692" calcext:value-type="float">
            <text:p>0.1449179280546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143205254034308" calcext:value-type="float">
            <text:p>0.1432052540343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137677911099781" calcext:value-type="float">
            <text:p>0.1376779110997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132158466715979" calcext:value-type="float">
            <text:p>0.1321584667159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132015840732592" calcext:value-type="float">
            <text:p>0.1320158407325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13201494730419" calcext:value-type="float">
            <text:p>0.132014947304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13091166984613" calcext:value-type="float">
            <text:p>0.130911669846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130910444415352" calcext:value-type="float">
            <text:p>0.1309104444153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130908744252397" calcext:value-type="float">
            <text:p>0.1309087442523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130908477633762" calcext:value-type="float">
            <text:p>0.1309084776337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130908447461863" calcext:value-type="float">
            <text:p>0.1309084474618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128564079532912" calcext:value-type="float">
            <text:p>0.1285640795329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115311219829668" calcext:value-type="float">
            <text:p>0.1153112198296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114329361163565" calcext:value-type="float">
            <text:p>0.1143293611635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105347477752523" calcext:value-type="float">
            <text:p>0.1053474777525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917099937634239" calcext:value-type="float">
            <text:p>0.0917099937634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912610142908839" calcext:value-type="float">
            <text:p>0.0912610142908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886414968190737" calcext:value-type="float">
            <text:p>0.0886414968190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874620327018609" calcext:value-type="float">
            <text:p>0.0874620327018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869179281194064" calcext:value-type="float">
            <text:p>0.0869179281194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777927315089134" calcext:value-type="float">
            <text:p>0.0777927315089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727078951848377" calcext:value-type="float">
            <text:p>0.0727078951848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588247829376428" calcext:value-type="float">
            <text:p>0.0588247829376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419547544301814" calcext:value-type="float">
            <text:p>0.0419547544301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391069990971816" calcext:value-type="float">
            <text:p>0.0391069990971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262098671621598" calcext:value-type="float">
            <text:p>0.026209867162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4)</text:p>
          </table:table-cell>
          <table:table-cell office:value-type="float" office:value="0.0155339010285394" calcext:value-type="float">
            <text:p>0.0155339010285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6)</text:p>
          </table:table-cell>
          <table:table-cell office:value-type="float" office:value="0.00865775486246654" calcext:value-type="float">
            <text:p>0.008657754862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solution.c(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3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5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8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0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8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4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3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4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7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9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22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23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2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30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3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9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MG-runtime" table:style-name="ta1">
        <table:table-column table:style-name="co25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416" calcext:value-type="float">
            <text:p>0.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416" calcext:value-type="float">
            <text:p>0.4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208" calcext:value-type="float">
            <text:p>0.2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208" calcext:value-type="float">
            <text:p>0.2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062" calcext:value-type="float">
            <text:p>0.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3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9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1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6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4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5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2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2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5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7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41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43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4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4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5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1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7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7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8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1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1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2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MG-product" table:style-name="ta1">
        <table:table-column table:style-name="co2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687580844990646" calcext:value-type="float">
            <text:p>0.6875808449906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546802438530944" calcext:value-type="float">
            <text:p>0.5468024385309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52711663483416" calcext:value-type="float">
            <text:p>0.52711663483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365390712525478" calcext:value-type="float">
            <text:p>0.3653907125254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287846214177339" calcext:value-type="float">
            <text:p>0.2878462141773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286594096422612" calcext:value-type="float">
            <text:p>0.2865940964226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260589593058777" calcext:value-type="float">
            <text:p>0.2605895930587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176781401789855" calcext:value-type="float">
            <text:p>0.1767814017898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176456546035569" calcext:value-type="float">
            <text:p>0.1764565460355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16658149936234" calcext:value-type="float">
            <text:p>0.166581499362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165920578333977" calcext:value-type="float">
            <text:p>0.1659205783339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101536372650861" calcext:value-type="float">
            <text:p>0.1015363726508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92413955971874" calcext:value-type="float">
            <text:p>0.0924139559718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042644128443967" calcext:value-type="float">
            <text:p>0.0426441284439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140008539273251" calcext:value-type="float">
            <text:p>0.0140008539273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MG/src/mg.c(10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3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9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1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6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4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5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2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2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5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7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41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43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4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4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5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1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7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7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8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1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1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2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UA-runtime" table:style-name="ta1">
        <table:table-column table:style-name="co2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ara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445" calcext:value-type="float">
            <text:p>0.4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21" calcext:value-type="float">
            <text:p>0.1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111" calcext:value-type="float">
            <text:p>0.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3" calcext:value-type="float">
            <text:p>0.0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1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10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0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2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3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4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3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4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3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4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60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63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9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80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81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82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5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9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3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1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1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1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7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7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7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8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9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2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9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9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2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1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2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3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4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3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6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9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5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5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4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9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0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1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2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9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2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2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28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1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5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44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45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3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4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7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3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3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3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UA-product" table:style-name="ta1">
        <table:table-column table:style-name="co2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446651951567395" calcext:value-type="float">
            <text:p>0.446651951567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408682060590557" calcext:value-type="float">
            <text:p>0.4086820605905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243626797511741" calcext:value-type="float">
            <text:p>0.2436267975117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235781631292495" calcext:value-type="float">
            <text:p>0.2357816312924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192247445386268" calcext:value-type="float">
            <text:p>0.1922474453862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187413016107784" calcext:value-type="float">
            <text:p>0.1874130161077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170491574441052" calcext:value-type="float">
            <text:p>0.1704915744410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17040189998002" calcext:value-type="float">
            <text:p>0.17040189998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168799595102085" calcext:value-type="float">
            <text:p>0.1687995951020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15689610774255" calcext:value-type="float">
            <text:p>0.15689610774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156511150587175" calcext:value-type="float">
            <text:p>0.1565111505871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156333014063202" calcext:value-type="float">
            <text:p>0.1563330140632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154942424393585" calcext:value-type="float">
            <text:p>0.1549424243935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15101049135052" calcext:value-type="float">
            <text:p>0.151010491350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146606782244041" calcext:value-type="float">
            <text:p>0.1466067822440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146440382438449" calcext:value-type="float">
            <text:p>0.1464403824384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146399442029864" calcext:value-type="float">
            <text:p>0.1463994420298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14628747411366" calcext:value-type="float">
            <text:p>0.146287474113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146273963408872" calcext:value-type="float">
            <text:p>0.1462739634088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14462901299377" calcext:value-type="float">
            <text:p>0.144629012993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136190589009234" calcext:value-type="float">
            <text:p>0.1361905890092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133773508416324" calcext:value-type="float">
            <text:p>0.1337735084163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132522419882813" calcext:value-type="float">
            <text:p>0.1325224198828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131769420305811" calcext:value-type="float">
            <text:p>0.1317694203058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131576272304347" calcext:value-type="float">
            <text:p>0.1315762723043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130670320443359" calcext:value-type="float">
            <text:p>0.1306703204433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125938377817217" calcext:value-type="float">
            <text:p>0.1259383778172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125345003286495" calcext:value-type="float">
            <text:p>0.1253450032864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12498165031244" calcext:value-type="float">
            <text:p>0.124981650312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124885283767571" calcext:value-type="float">
            <text:p>0.1248852837675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123213074092167" calcext:value-type="float">
            <text:p>0.123213074092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112346218617041" calcext:value-type="float">
            <text:p>0.1123462186170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110581683302001" calcext:value-type="float">
            <text:p>0.110581683302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109203827365855" calcext:value-type="float">
            <text:p>0.1092038273658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109001131064044" calcext:value-type="float">
            <text:p>0.1090011310640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108842132096385" calcext:value-type="float">
            <text:p>0.1088421320963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105399459071756" calcext:value-type="float">
            <text:p>0.1053994590717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955706412354112" calcext:value-type="float">
            <text:p>0.0955706412354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922560216718146" calcext:value-type="float">
            <text:p>0.0922560216718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920150228089312" calcext:value-type="float">
            <text:p>0.0920150228089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920150164346083" calcext:value-type="float">
            <text:p>0.0920150164346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917031654242556" calcext:value-type="float">
            <text:p>0.0917031654242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899633187714223" calcext:value-type="float">
            <text:p>0.0899633187714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899629771273185" calcext:value-type="float">
            <text:p>0.0899629771273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899629275639924" calcext:value-type="float">
            <text:p>0.0899629275639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895702939881024" calcext:value-type="float">
            <text:p>0.0895702939881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895305410648925" calcext:value-type="float">
            <text:p>0.0895305410648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895280451215374" calcext:value-type="float">
            <text:p>0.0895280451215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888298307240771" calcext:value-type="float">
            <text:p>0.0888298307240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888296953965795" calcext:value-type="float">
            <text:p>0.088829695396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888296584962878" calcext:value-type="float">
            <text:p>0.0888296584962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88829330502673" calcext:value-type="float">
            <text:p>0.0888293305026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888292983535358" calcext:value-type="float">
            <text:p>0.0888292983535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888292964409646" calcext:value-type="float">
            <text:p>0.0888292964409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888292768759992" calcext:value-type="float">
            <text:p>0.088829276875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888292662184251" calcext:value-type="float">
            <text:p>0.0888292662184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888292317424716" calcext:value-type="float">
            <text:p>0.0888292317424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850347032777358" calcext:value-type="float">
            <text:p>0.0850347032777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817988103826209" calcext:value-type="float">
            <text:p>0.0817988103826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810551436712197" calcext:value-type="float">
            <text:p>0.081055143671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791258331542305" calcext:value-type="float">
            <text:p>0.0791258331542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785674397178103" calcext:value-type="float">
            <text:p>0.078567439717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771140733614934" calcext:value-type="float">
            <text:p>0.0771140733614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771140733614934" calcext:value-type="float">
            <text:p>0.0771140733614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677524343719812" calcext:value-type="float">
            <text:p>0.0677524343719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601782517627705" calcext:value-type="float">
            <text:p>0.0601782517627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601686085455802" calcext:value-type="float">
            <text:p>0.060168608545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593880033254859" calcext:value-type="float">
            <text:p>0.0593880033254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59372178996314" calcext:value-type="float">
            <text:p>0.0593721789963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541722731575543" calcext:value-type="float">
            <text:p>0.0541722731575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520869384456775" calcext:value-type="float">
            <text:p>0.0520869384456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468563713822032" calcext:value-type="float">
            <text:p>0.0468563713822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468048149731359" calcext:value-type="float">
            <text:p>0.0468048149731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461966725722815" calcext:value-type="float">
            <text:p>0.0461966725722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440641574230444" calcext:value-type="float">
            <text:p>0.0440641574230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433910453636644" calcext:value-type="float">
            <text:p>0.0433910453636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429009290764249" calcext:value-type="float">
            <text:p>0.0429009290764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419761961887748" calcext:value-type="float">
            <text:p>0.0419761961887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419761961862594" calcext:value-type="float">
            <text:p>0.0419761961862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409755904300036" calcext:value-type="float">
            <text:p>0.040975590430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378118247901665" calcext:value-type="float">
            <text:p>0.037811824790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378109478406801" calcext:value-type="float">
            <text:p>0.037810947840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374664985764886" calcext:value-type="float">
            <text:p>0.0374664985764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374313339282719" calcext:value-type="float">
            <text:p>0.0374313339282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363428018563568" calcext:value-type="float">
            <text:p>0.0363428018563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350996225695343" calcext:value-type="float">
            <text:p>0.0350996225695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348720050590036" calcext:value-type="float">
            <text:p>0.034872005059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103)</text:p>
          </table:table-cell>
          <table:table-cell office:value-type="float" office:value="0.0334237425659376" calcext:value-type="float">
            <text:p>0.0334237425659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324416778013913" calcext:value-type="float">
            <text:p>0.0324416778013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323502294055872" calcext:value-type="float">
            <text:p>0.0323502294055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317441914611209" calcext:value-type="float">
            <text:p>0.0317441914611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317251072819152" calcext:value-type="float">
            <text:p>0.0317251072819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312952171885228" calcext:value-type="float">
            <text:p>0.0312952171885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286160498482906" calcext:value-type="float">
            <text:p>0.0286160498482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26105400988911" calcext:value-type="float">
            <text:p>0.0261054009889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254249356929835" calcext:value-type="float">
            <text:p>0.0254249356929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254162588836085" calcext:value-type="float">
            <text:p>0.0254162588836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254161575519907" calcext:value-type="float">
            <text:p>0.025416157551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238680857871455" calcext:value-type="float">
            <text:p>0.0238680857871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238540426785011" calcext:value-type="float">
            <text:p>0.0238540426785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215609608057634" calcext:value-type="float">
            <text:p>0.0215609608057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213163425989736" calcext:value-type="float">
            <text:p>0.0213163425989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18892870351346" calcext:value-type="float">
            <text:p>0.0188928703513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155774733466561" calcext:value-type="float">
            <text:p>0.0155774733466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155766402255486" calcext:value-type="float">
            <text:p>0.0155766402255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142633419652925" calcext:value-type="float">
            <text:p>0.0142633419652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140341929243134" calcext:value-type="float">
            <text:p>0.0140341929243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140338904612544" calcext:value-type="float">
            <text:p>0.0140338904612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13)</text:p>
          </table:table-cell>
          <table:table-cell office:value-type="float" office:value="0.0139490850331041" calcext:value-type="float">
            <text:p>0.0139490850331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136318166674591" calcext:value-type="float">
            <text:p>0.0136318166674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132403785427723" calcext:value-type="float">
            <text:p>0.0132403785427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122497109408045" calcext:value-type="float">
            <text:p>0.0122497109408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122006134724479" calcext:value-type="float">
            <text:p>0.0122006134724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11097773744574" calcext:value-type="float">
            <text:p>0.0110977737445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0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2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3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4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3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4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3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4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60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63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9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80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81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82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5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9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3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1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1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1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7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7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7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8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9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2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9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9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2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1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2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3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4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3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6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9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5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5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4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9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0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1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2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9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2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2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28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1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5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44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45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3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4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7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3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3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3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  <table:database-ranges>
        <table:database-range table:name="__Anonymous_Sheet_DB__3" table:target-range-address="'BT-runtime'.A2:'BT-runtime'.C18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BT-product'.A1:'BT-product'.C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'CG-runtime'.A2:'CG-runtime'.C4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'CG-product'.A2:'CG-product'.C4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7" table:target-range-address="'FT-runtime'.A2:'FT-runtime'.C4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8" table:target-range-address="'FT-product'.A2:'FT-product'.C4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9" table:target-range-address="'IS-runtime'.A2:'IS-runtime'.D2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0" table:target-range-address="'IS-product'.A2:'IS-product'.C22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1" table:target-range-address="'LU-runtime'.A2:'LU-runtime'.C193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2" table:target-range-address="'LU-product'.A2:'LU-product'.C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3" table:target-range-address="'SP-runtime'.A2:'SP-runtime'.D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4" table:target-range-address="'SP-product'.A2:'SP-product'.C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5" table:target-range-address="'MG-runtime'.A2:'MG-runtime'.C83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6" table:target-range-address="'MG-product'.A2:'MG-product'.D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7" table:target-range-address="'UA-runtime'.A2:'UA-runtime'.C485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8" table:target-range-address="'UA-product'.A2:'UA-product'.D48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 style:data-style-name="N2" text:time-value="20:12:24.0113518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21:14:36.047447079</meta:creation-date>
    <dc:date>2019-03-20T20:20:58.895553732</dc:date>
    <meta:editing-duration>P2DT6H14M10S</meta:editing-duration>
    <meta:editing-cycles>76</meta:editing-cycles>
    <meta:generator>LibreOffice/6.1.4.2$Linux_X86_64 LibreOffice_project/10$Build-2</meta:generator>
    <meta:document-statistic meta:table-count="19" meta:cell-count="8460" meta:object-count="0"/>
  </office:meta>
</office:document-meta>
</file>